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2d522bf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7f9fb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7fd85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7fa72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7fc89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e203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83226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842cd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87c99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2ca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ade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be9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6c5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a33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e0f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8db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f37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586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bf967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5249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4b7e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2229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1ea4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3b2e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38a3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48c8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7a07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8b41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8def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9dfa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952c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96d3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9711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9844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7b66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7957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b0d3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8288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988e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7c13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7e4a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f230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f660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fa2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fd16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0174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0228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0663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0d2d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1510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1689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19e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1c4f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1d8a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1f04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2577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27a0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2b5f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2ed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3052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4d52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30f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3185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c380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d954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b795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d533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c42f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c6a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fd85e2" officeooo:paragraph-rsid="37fd85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4ffe503" officeooo:paragraph-rsid="38c861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cb85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d008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40ad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34bb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5228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4767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3948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3a78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e5cba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880f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dcfd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dd008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1096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25b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34bb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0bb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ca2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0550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1f7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0050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0f32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1391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07dd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1294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079e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139f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da13d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b01d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922a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af9c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ab3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ac5e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221d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22b2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233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f293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b4587e" officeooo:paragraph-rsid="3e7a50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b4587e" officeooo:paragraph-rsid="3e7c1c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b4587e" officeooo:paragraph-rsid="3e85b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b4587e" officeooo:paragraph-rsid="3e8618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4583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463e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5d75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5c47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562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7558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699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4583f8" officeooo:paragraph-rsid="39839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6d63ec" officeooo:paragraph-rsid="39dc2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9dc2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a6be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b27e8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b2b01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b30d1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b4403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b4289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0208d6" officeooo:paragraph-rsid="3b3b0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67a5c9" officeooo:paragraph-rsid="39dc2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67a5c9" officeooo:paragraph-rsid="3a7e38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67a5c9" officeooo:paragraph-rsid="3a7f1f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9fb24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2525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2783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4efd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1696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8b34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92a0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8a99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8bba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a9107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a78a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dd1d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b6e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b87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abd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2bd4ea" officeooo:paragraph-rsid="3a2783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2bd4ea" officeooo:paragraph-rsid="3a2c1d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b87e09" officeooo:paragraph-rsid="3bc15f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b87e09" officeooo:paragraph-rsid="3bb87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886033b" officeooo:paragraph-rsid="3babd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d0cc977" officeooo:paragraph-rsid="3b16bf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e7e6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d7bc7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db21d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b177f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ecf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ff74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f3df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f21b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f243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ead8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fa3c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e64f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377c9f" officeooo:paragraph-rsid="3cc6a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377c9f" officeooo:paragraph-rsid="3d9dd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0968c7" officeooo:paragraph-rsid="3f0b86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9e75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925e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ca65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ceed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2971c0" officeooo:paragraph-rsid="3f2971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dcb85c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dffcb1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7dad0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76ba0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7ef08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76cbd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80dbd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84957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847a5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86eb1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8ae25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37afe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cbab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40adc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42a32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417e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5c48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6406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7410b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681e3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6268b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dfab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5228f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b01d5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officeooo:paragraph-rsid="3eb02a0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9be6fe" officeooo:paragraph-rsid="3dcfde4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7edee9" officeooo:paragraph-rsid="3dd008c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a6d63ec" officeooo:paragraph-rsid="39dc204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b87e0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a78a5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cfd69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bf47b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ac90fe" officeooo:paragraph-rsid="3babd4c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bf9677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c1ba32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c2a456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c2e271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1ea45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b61f8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ac76e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9cfbe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038d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80f1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e8ef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f8de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fa8d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3e46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afb1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be5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ab8b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34bb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7ef0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76cb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4f1b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5640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56fe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e6d9c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b4587e" officeooo:paragraph-rsid="39699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5888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4583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562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7558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81a9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98098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aabf9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aacb0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3f1aae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562d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699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7558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81a9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9839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aacb0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0208d6" officeooo:paragraph-rsid="3abf22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9d0b5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6f24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5b6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6b2b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8015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8162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78b7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6e33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7623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739d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8dd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8dff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9ecb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a0a5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90d5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9422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9956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b01e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f91f4c5" officeooo:paragraph-rsid="3bbf47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f91f4c5" officeooo:paragraph-rsid="3bb87e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26cb6c5" officeooo:paragraph-rsid="3b16bf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bf967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4b7e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4b75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1d32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1ea4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dade9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2207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2229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f96777" officeooo:paragraph-rsid="3c1672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377c9f" officeooo:paragraph-rsid="3cb795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377c9f" officeooo:paragraph-rsid="3ccdf7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3377c9f" officeooo:paragraph-rsid="3cc6a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4ed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c3c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dd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5b5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8bc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ebf1b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a3a7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96ef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ade6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ec36d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a8c0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da13d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f0f32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f08bf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officeooo:paragraph-rsid="3f0968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968c7" officeooo:paragraph-rsid="3f0a9c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968c7" officeooo:paragraph-rsid="3f0968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f0968c7" officeooo:paragraph-rsid="3f0b86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e8ef39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eb7b77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3264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ef9c7a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41381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90c1b95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ddcd5f5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de1b156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ddf02cf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6fa9d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821e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7806f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" fo:font-size="17pt" fo:font-style="normal" fo:text-shadow="none" style:text-underline-style="none" fo:font-weight="bold" officeooo:rsid="38e8df56" officeooo:paragraph-rsid="38f8defb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d4d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edade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db166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e53a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26cb6c5" officeooo:paragraph-rsid="3ef96d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f96777" officeooo:paragraph-rsid="3ccb2c4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377c9f" officeooo:paragraph-rsid="3d94ed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377c9f" officeooo:paragraph-rsid="3d9636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3377c9f" officeooo:paragraph-rsid="3d98bc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b16bf1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b1b6c7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b177fe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b1cd9e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daf66c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9dc35ff" officeooo:paragraph-rsid="3db1a26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92afe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fc8d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8e52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officeooo:paragraph-rsid="38c6ce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9ac90fe" officeooo:paragraph-rsid="39c7a5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2" style:family="paragraph" style:parent-style-name="Standard" style:list-style-name="L1">
      <style:text-properties fo:color="#1c1c1c" style:font-name="Liberation Serif" officeooo:paragraph-rsid="3d9c3ce8" style:font-name-asian="Liberation Serif"/>
    </style:style>
    <style:style style:name="T1" style:family="text">
      <style:text-properties officeooo:rsid="2da833a7"/>
    </style:style>
    <style:style style:name="T2" style:family="text">
      <style:text-properties officeooo:rsid="23377c9f"/>
    </style:style>
    <style:style style:name="T3" style:family="text">
      <style:text-properties officeooo:rsid="38878594"/>
    </style:style>
    <style:style style:name="T4" style:family="text">
      <style:text-properties style:font-name="Liberation Serif" officeooo:rsid="24ffe503"/>
    </style:style>
    <style:style style:name="T5" style:family="text">
      <style:text-properties style:font-name="Liberation Serif" style:text-underline-style="solid" style:text-underline-width="auto" style:text-underline-color="font-color"/>
    </style:style>
    <style:style style:name="T6" style:family="text">
      <style:text-properties style:font-name="Liberation Serif" style:text-underline-style="solid" style:text-underline-width="auto" style:text-underline-color="font-color" officeooo:rsid="24ffe503"/>
    </style:style>
    <style:style style:name="T7" style:family="text">
      <style:text-properties style:font-name="Liberation Serif" style:text-underline-style="solid" style:text-underline-width="auto" style:text-underline-color="font-color" officeooo:rsid="2da833a7"/>
    </style:style>
    <style:style style:name="T8" style:family="text">
      <style:text-properties style:font-name="Liberation Serif" style:text-underline-style="solid" style:text-underline-width="auto" style:text-underline-color="font-color" officeooo:rsid="2da833a7" style:font-name-asian="標楷體" style:font-name-complex="標楷體"/>
    </style:style>
    <style:style style:name="T9" style:family="text">
      <style:text-properties style:font-name="Liberation Serif" style:text-underline-style="solid" style:text-underline-width="auto" style:text-underline-color="font-color" officeooo:rsid="0a7edee9"/>
    </style:style>
    <style:style style:name="T10" style:family="text">
      <style:text-properties style:font-name="Liberation Serif" style:text-underline-style="solid" style:text-underline-width="auto" style:text-underline-color="font-color" officeooo:rsid="39c7a59e"/>
    </style:style>
    <style:style style:name="T11" style:family="text">
      <style:text-properties style:font-name="Liberation Serif" style:text-underline-style="solid" style:text-underline-width="auto" style:text-underline-color="font-color" officeooo:rsid="3192dca2" style:font-name-asian="標楷體1"/>
    </style:style>
    <style:style style:name="T12" style:family="text">
      <style:text-properties style:font-name="Liberation Serif" officeooo:rsid="2da833a7"/>
    </style:style>
    <style:style style:name="T13" style:family="text">
      <style:text-properties style:font-name="Liberation Serif" officeooo:rsid="2da833a7" style:font-name-asian="標楷體" style:font-name-complex="標楷體"/>
    </style:style>
    <style:style style:name="T14" style:family="text">
      <style:text-properties style:font-name="Liberation Serif" officeooo:rsid="2d0cc977"/>
    </style:style>
    <style:style style:name="T15" style:family="text">
      <style:text-properties style:font-name="Liberation Serif" officeooo:rsid="39c7a59e"/>
    </style:style>
    <style:style style:name="T16" style:family="text">
      <style:text-properties style:font-name="Liberation Serif" style:font-name-asian="標楷體1"/>
    </style:style>
    <style:style style:name="T17" style:family="text">
      <style:text-properties style:font-name="Liberation Serif" officeooo:rsid="3a67a5c9" style:font-name-asian="標楷體1"/>
    </style:style>
    <style:style style:name="T18" style:family="text">
      <style:text-properties style:font-name="Liberation Serif" officeooo:rsid="328c31ca" style:font-name-asian="標楷體1"/>
    </style:style>
    <style:style style:name="T19" style:family="text">
      <style:text-properties style:font-name="Liberation Serif" officeooo:rsid="376c64b1" style:font-name-asian="標楷體1"/>
    </style:style>
    <style:style style:name="T20" style:family="text">
      <style:text-properties style:font-name="Liberation Serif" officeooo:rsid="42b62e9a" style:font-name-asian="標楷體1"/>
    </style:style>
    <style:style style:name="T21" style:family="text">
      <style:text-properties style:font-name="Liberation Serif" officeooo:rsid="2da833a7" style:font-name-asian="標楷體1"/>
    </style:style>
    <style:style style:name="T22" style:family="text">
      <style:text-properties style:font-name="Liberation Serif" officeooo:rsid="3ddcd5f5" style:font-name-asian="標楷體1"/>
    </style:style>
    <style:style style:name="T23" style:family="text">
      <style:text-properties style:font-name="Liberation Serif" officeooo:rsid="3df118e9" style:font-name-asian="標楷體1"/>
    </style:style>
    <style:style style:name="T24" style:family="text">
      <style:text-properties style:font-name="Liberation Serif" officeooo:rsid="0880e60f" style:font-name-asian="標楷體1"/>
    </style:style>
    <style:style style:name="T25" style:family="text">
      <style:text-properties style:font-name="Liberation Serif" officeooo:rsid="1886033b"/>
    </style:style>
    <style:style style:name="T26" style:family="text">
      <style:text-properties style:font-name="Liberation Serif" officeooo:rsid="3b9ecb43"/>
    </style:style>
    <style:style style:name="T27" style:family="text">
      <style:text-properties style:font-name="Liberation Serif" officeooo:rsid="3bf96777"/>
    </style:style>
    <style:style style:name="T28" style:family="text">
      <style:text-properties style:font-name="Liberation Serif" officeooo:rsid="126cb6c5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officeooo:rsid="23377c9f"/>
    </style:style>
    <style:style style:name="T31" style:family="text">
      <style:text-properties style:text-underline-style="solid" style:text-underline-width="auto" style:text-underline-color="font-color" officeooo:rsid="388e523c"/>
    </style:style>
    <style:style style:name="T32" style:family="text">
      <style:text-properties style:text-underline-style="solid" style:text-underline-width="auto" style:text-underline-color="font-color" officeooo:rsid="221126fb"/>
    </style:style>
    <style:style style:name="T33" style:family="text">
      <style:text-properties style:text-underline-style="solid" style:text-underline-width="auto" style:text-underline-color="font-color" officeooo:rsid="3192dca2"/>
    </style:style>
    <style:style style:name="T34" style:family="text">
      <style:text-properties style:text-underline-style="solid" style:text-underline-width="auto" style:text-underline-color="font-color" officeooo:rsid="3192dca2" style:font-name-asian="標楷體1"/>
    </style:style>
    <style:style style:name="T35" style:family="text">
      <style:text-properties style:text-underline-style="solid" style:text-underline-width="auto" style:text-underline-color="font-color" officeooo:rsid="17cb7444" style:font-name-asian="標楷體1"/>
    </style:style>
    <style:style style:name="T36" style:family="text">
      <style:text-properties style:text-underline-style="solid" style:text-underline-width="auto" style:text-underline-color="font-color" officeooo:rsid="42b62e9a"/>
    </style:style>
    <style:style style:name="T37" style:family="text">
      <style:text-properties style:text-underline-style="solid" style:text-underline-width="auto" style:text-underline-color="font-color" officeooo:rsid="48782837"/>
    </style:style>
    <style:style style:name="T38" style:family="text">
      <style:text-properties style:text-underline-style="solid" style:text-underline-width="auto" style:text-underline-color="font-color" officeooo:rsid="33a80654"/>
    </style:style>
    <style:style style:name="T39" style:family="text">
      <style:text-properties officeooo:rsid="38bded44"/>
    </style:style>
    <style:style style:name="T40" style:family="text">
      <style:text-properties officeooo:rsid="38be5505"/>
    </style:style>
    <style:style style:name="T41" style:family="text">
      <style:text-properties officeooo:rsid="38e8df56"/>
    </style:style>
    <style:style style:name="T42" style:family="text">
      <style:text-properties style:font-name="標楷體" officeooo:rsid="38e8df56" style:font-name-asian="標楷體" style:font-name-complex="標楷體"/>
    </style:style>
    <style:style style:name="T43" style:family="text">
      <style:text-properties style:font-name="標楷體" officeooo:rsid="3912feba" style:font-name-asian="標楷體" style:font-name-complex="標楷體"/>
    </style:style>
    <style:style style:name="T44" style:family="text">
      <style:text-properties style:font-name="標楷體" officeooo:rsid="3a4ad636" style:font-name-asian="標楷體" style:font-name-complex="標楷體"/>
    </style:style>
    <style:style style:name="T45" style:family="text">
      <style:text-properties style:font-name="標楷體" style:text-underline-style="solid" style:text-underline-width="auto" style:text-underline-color="font-color" officeooo:rsid="38e8df56" style:font-name-asian="標楷體" style:font-name-complex="標楷體"/>
    </style:style>
    <style:style style:name="T46" style:family="text">
      <style:text-properties style:font-name="標楷體1"/>
    </style:style>
    <style:style style:name="T47" style:family="text">
      <style:text-properties style:font-name="標楷體1" officeooo:rsid="0a6d63ec"/>
    </style:style>
    <style:style style:name="T48" style:family="text">
      <style:text-properties style:font-name="標楷體1" officeooo:rsid="3951656d" style:font-name-asian="Liberation Serif1" style:font-name-complex="Liberation Serif1"/>
    </style:style>
    <style:style style:name="T49" style:family="text">
      <style:text-properties style:font-name="標楷體1" style:font-name-asian="標楷體1"/>
    </style:style>
    <style:style style:name="T50" style:family="text">
      <style:text-properties style:font-name="標楷體1" officeooo:rsid="230208d6" style:font-name-asian="標楷體1"/>
    </style:style>
    <style:style style:name="T51" style:family="text">
      <style:text-properties style:font-name="標楷體1" officeooo:rsid="0a6d63ec" style:font-name-asian="標楷體1"/>
    </style:style>
    <style:style style:name="T52" style:family="text">
      <style:text-properties style:font-name="標楷體1" officeooo:rsid="397facb9" style:font-name-asian="標楷體1"/>
    </style:style>
    <style:style style:name="T53" style:family="text">
      <style:text-properties style:font-name="標楷體1" officeooo:rsid="39b24139" style:font-name-asian="標楷體1"/>
    </style:style>
    <style:style style:name="T54" style:family="text">
      <style:text-properties style:font-name="標楷體1" officeooo:rsid="39b4587e" style:font-name-asian="標楷體1"/>
    </style:style>
    <style:style style:name="T55" style:family="text">
      <style:text-properties style:font-name="標楷體1" officeooo:rsid="39b6bf20" style:font-name-asian="標楷體1"/>
    </style:style>
    <style:style style:name="T56" style:family="text">
      <style:text-properties style:font-name="標楷體1" officeooo:rsid="126cb6c5" style:font-name-asian="標楷體1"/>
    </style:style>
    <style:style style:name="T57" style:family="text">
      <style:text-properties style:font-name="標楷體1" officeooo:rsid="0f91f4c5" style:font-name-asian="標楷體1"/>
    </style:style>
    <style:style style:name="T58" style:family="text">
      <style:text-properties style:font-name="標楷體1" officeooo:rsid="3bbe92c9" style:font-name-asian="標楷體1"/>
    </style:style>
    <style:style style:name="T59" style:family="text">
      <style:text-properties style:font-name="標楷體1" officeooo:rsid="3bf96777" style:font-name-asian="標楷體1"/>
    </style:style>
    <style:style style:name="T60" style:family="text">
      <style:text-properties style:font-name="標楷體1" officeooo:rsid="3c2e2713" style:font-name-asian="標楷體1"/>
    </style:style>
    <style:style style:name="T61" style:family="text">
      <style:text-properties style:font-name="標楷體1" officeooo:rsid="3cb61f8d" style:font-name-asian="標楷體1"/>
    </style:style>
    <style:style style:name="T62" style:family="text">
      <style:text-properties style:font-name="標楷體1" officeooo:rsid="3cd1e168" style:font-name-asian="標楷體1"/>
    </style:style>
    <style:style style:name="T63" style:family="text">
      <style:text-properties style:font-name="標楷體1" officeooo:rsid="1e0491ca" style:font-name-asian="標楷體1"/>
    </style:style>
    <style:style style:name="T64" style:family="text">
      <style:text-properties style:font-name="標楷體1" officeooo:rsid="29490711" style:font-name-asian="標楷體1"/>
    </style:style>
    <style:style style:name="T65" style:family="text">
      <style:text-properties style:font-name="標楷體1" officeooo:rsid="3e5dfab2" style:font-name-asian="標楷體1"/>
    </style:style>
    <style:style style:name="T66" style:family="text">
      <style:text-properties style:font-name="標楷體1" officeooo:rsid="3e6268b0" style:font-name-asian="標楷體1"/>
    </style:style>
    <style:style style:name="T67" style:family="text">
      <style:text-properties style:font-name="標楷體1" officeooo:rsid="3e3a780e" style:font-name-asian="標楷體1"/>
    </style:style>
    <style:style style:name="T68" style:family="text">
      <style:text-properties style:font-name="標楷體1" officeooo:rsid="0880e60f" style:font-name-asian="標楷體1"/>
    </style:style>
    <style:style style:name="T69" style:family="text">
      <style:text-properties style:font-name="標楷體1" officeooo:rsid="3edbe9c7" style:font-name-asian="標楷體1"/>
    </style:style>
    <style:style style:name="T70" style:family="text">
      <style:text-properties style:font-name="標楷體1" officeooo:rsid="28417361" style:font-name-asian="標楷體1"/>
    </style:style>
    <style:style style:name="T71" style:family="text">
      <style:text-properties style:font-name="標楷體1" officeooo:rsid="3ee20375" style:font-name-asian="標楷體1"/>
    </style:style>
    <style:style style:name="T72" style:family="text">
      <style:text-properties style:font-name="標楷體1" officeooo:rsid="3a4ad636"/>
    </style:style>
    <style:style style:name="T73" style:family="text">
      <style:text-properties style:font-name="標楷體1" officeooo:rsid="1c9fb9ca"/>
    </style:style>
    <style:style style:name="T74" style:family="text">
      <style:text-properties style:font-name="標楷體1" style:text-underline-style="solid" style:text-underline-width="auto" style:text-underline-color="font-color"/>
    </style:style>
    <style:style style:name="T75" style:family="text">
      <style:text-properties style:font-name="標楷體1" style:text-underline-style="solid" style:text-underline-width="auto" style:text-underline-color="font-color" officeooo:rsid="126cb6c5" style:font-name-asian="標楷體1"/>
    </style:style>
    <style:style style:name="T76" style:family="text">
      <style:text-properties style:font-name="標楷體1" style:text-underline-style="solid" style:text-underline-width="auto" style:text-underline-color="font-color" officeooo:rsid="3b1b6c79" style:font-name-asian="標楷體1"/>
    </style:style>
    <style:style style:name="T77" style:family="text">
      <style:text-properties style:font-name="標楷體1" style:text-underline-style="solid" style:text-underline-width="auto" style:text-underline-color="font-color" officeooo:rsid="3b1cd9ef" style:font-name-asian="標楷體1"/>
    </style:style>
    <style:style style:name="T78" style:family="text">
      <style:text-properties style:font-name="標楷體1" style:text-underline-style="solid" style:text-underline-width="auto" style:text-underline-color="font-color" officeooo:rsid="1e3a859e" style:font-name-asian="標楷體1"/>
    </style:style>
    <style:style style:name="T79" style:family="text">
      <style:text-properties style:font-name="標楷體1" style:text-underline-style="solid" style:text-underline-width="auto" style:text-underline-color="font-color" officeooo:rsid="1e0491ca" style:font-name-asian="標楷體1"/>
    </style:style>
    <style:style style:name="T80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81" style:family="text">
      <style:text-properties style:font-name="標楷體1" style:text-underline-style="solid" style:text-underline-width="auto" style:text-underline-color="font-color" officeooo:rsid="2b6f314a" style:font-name-asian="標楷體1"/>
    </style:style>
    <style:style style:name="T82" style:family="text">
      <style:text-properties style:font-name="標楷體1" style:text-underline-style="solid" style:text-underline-width="auto" style:text-underline-color="font-color" officeooo:rsid="0880e60f"/>
    </style:style>
    <style:style style:name="T83" style:family="text">
      <style:text-properties style:font-name="標楷體1" officeooo:rsid="23377c9f"/>
    </style:style>
    <style:style style:name="T84" style:family="text">
      <style:text-properties style:font-name="標楷體1" officeooo:rsid="0880e60f"/>
    </style:style>
    <style:style style:name="T85" style:family="text">
      <style:text-properties style:font-name="標楷體1" officeooo:rsid="3d9dd664"/>
    </style:style>
    <style:style style:name="T86" style:family="text">
      <style:text-properties style:font-name="標楷體1" officeooo:rsid="39b24139"/>
    </style:style>
    <style:style style:name="T87" style:family="text">
      <style:text-properties style:font-name="標楷體1" officeooo:rsid="39b4587e"/>
    </style:style>
    <style:style style:name="T88" style:family="text">
      <style:text-properties style:font-name="Liberation Serif1" officeooo:rsid="3951656d" style:font-name-asian="Liberation Serif1" style:font-name-complex="Liberation Serif1"/>
    </style:style>
    <style:style style:name="T89" style:family="text">
      <style:text-properties fo:color="#050505"/>
    </style:style>
    <style:style style:name="T90" style:family="text">
      <style:text-properties fo:color="#050505" style:font-name="標楷體1" officeooo:rsid="230208d6" style:font-name-asian="標楷體1"/>
    </style:style>
    <style:style style:name="T91" style:family="text">
      <style:text-properties fo:color="#050505" fo:font-size="12pt" style:font-size-asian="12pt" style:font-size-complex="12pt"/>
    </style:style>
    <style:style style:name="T92" style:family="text">
      <style:text-properties officeooo:rsid="0a6d63ec"/>
    </style:style>
    <style:style style:name="T93" style:family="text">
      <style:text-properties officeooo:rsid="3acdeed0"/>
    </style:style>
    <style:style style:name="T94" style:family="text">
      <style:text-properties officeooo:rsid="3acf0807"/>
    </style:style>
    <style:style style:name="T95" style:family="text">
      <style:text-properties style:font-name-asian="標楷體1"/>
    </style:style>
    <style:style style:name="T96" style:family="text">
      <style:text-properties officeooo:rsid="1886033b" style:font-name-asian="標楷體1"/>
    </style:style>
    <style:style style:name="T97" style:family="text">
      <style:text-properties officeooo:rsid="3bb87e09" style:font-name-asian="標楷體1"/>
    </style:style>
    <style:style style:name="T98" style:family="text">
      <style:text-properties officeooo:rsid="3bc0f99d" style:font-name-asian="標楷體1"/>
    </style:style>
    <style:style style:name="T99" style:family="text">
      <style:text-properties officeooo:rsid="3bf96777" style:font-name-asian="標楷體1"/>
    </style:style>
    <style:style style:name="T100" style:family="text">
      <style:text-properties officeooo:rsid="2f9be6fe" style:font-name-asian="標楷體1"/>
    </style:style>
    <style:style style:name="T101" style:family="text">
      <style:text-properties officeooo:rsid="3df118e9" style:font-name-asian="標楷體1"/>
    </style:style>
    <style:style style:name="T102" style:family="text">
      <style:text-properties officeooo:rsid="39b4587e" style:font-name-asian="標楷體1"/>
    </style:style>
    <style:style style:name="T103" style:family="text">
      <style:text-properties officeooo:rsid="0880e60f" style:font-name-asian="標楷體1"/>
    </style:style>
    <style:style style:name="T104" style:family="text">
      <style:text-properties officeooo:rsid="126cb6c5"/>
    </style:style>
    <style:style style:name="T105" style:family="text">
      <style:text-properties fo:color="#010101"/>
    </style:style>
    <style:style style:name="T106" style:family="text">
      <style:text-properties fo:color="#010101" officeooo:rsid="3bf96777" style:font-name-asian="標楷體1"/>
    </style:style>
    <style:style style:name="T107" style:family="text">
      <style:text-properties fo:color="#010101" style:font-name="標楷體1" officeooo:rsid="39b4587e" style:font-name-asian="標楷體1"/>
    </style:style>
    <style:style style:name="T108" style:family="text">
      <style:text-properties fo:color="#010101" style:font-name="標楷體1" officeooo:rsid="39b24139" style:font-name-asian="標楷體1"/>
    </style:style>
    <style:style style:name="T109" style:family="text">
      <style:text-properties fo:color="#010101" style:font-name="Arial" officeooo:rsid="39b4587e" style:font-name-asian="Arial"/>
    </style:style>
    <style:style style:name="T110" style:family="text">
      <style:text-properties fo:color="#010101" fo:font-size="16pt" style:font-name-asian="標楷體1" style:font-size-asian="16pt" style:font-size-complex="16pt"/>
    </style:style>
    <style:style style:name="T111" style:family="text">
      <style:text-properties fo:color="#010101" fo:font-size="16pt" officeooo:rsid="0880e60f" style:font-name-asian="標楷體1" style:font-size-asian="16pt" style:font-size-complex="16pt"/>
    </style:style>
    <style:style style:name="T112" style:family="text">
      <style:text-properties officeooo:rsid="3d1f04b2"/>
    </style:style>
    <style:style style:name="T113" style:family="text">
      <style:text-properties officeooo:rsid="3d2102b5"/>
    </style:style>
    <style:style style:name="T11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880e6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15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0880e6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16" style:family="text">
      <style:text-properties fo:color="#000000"/>
    </style:style>
    <style:style style:name="T117" style:family="text">
      <style:text-properties style:font-name="Arial" style:font-name-asian="Arial"/>
    </style:style>
    <style:style style:name="T118" style:family="text">
      <style:text-properties style:font-name="Arial" officeooo:rsid="39b4587e" style:font-name-asian="Arial"/>
    </style:style>
    <style:style style:name="T119" style:family="text">
      <style:text-properties style:font-name="Arial" officeooo:rsid="39b7ff19" style:font-name-asian="Arial"/>
    </style:style>
    <style:style style:name="T120" style:family="text">
      <style:text-properties style:font-name="Arial" officeooo:rsid="3a67a5c9" style:font-name-asian="Arial"/>
    </style:style>
    <style:style style:name="T121" style:family="text">
      <style:text-properties style:font-name="Arial" officeooo:rsid="3acdeed0" style:font-name-asian="Arial"/>
    </style:style>
    <style:style style:name="T122" style:family="text">
      <style:text-properties style:font-name="Arial" officeooo:rsid="3acf0807" style:font-name-asian="Arial"/>
    </style:style>
    <style:style style:name="T123" style:family="text">
      <style:text-properties style:font-name="Arial" officeooo:rsid="3d1f04b2" style:font-name-asian="Arial"/>
    </style:style>
    <style:style style:name="T124" style:family="text">
      <style:text-properties style:font-name="Arial" officeooo:rsid="3d2102b5" style:font-name-asian="Arial"/>
    </style:style>
    <style:style style:name="T125" style:family="text">
      <style:text-properties style:font-name="Arial" style:text-underline-style="solid" style:text-underline-width="auto" style:text-underline-color="font-color" officeooo:rsid="23377c9f" style:font-name-asian="Arial"/>
    </style:style>
    <style:style style:name="T126" style:family="text">
      <style:text-properties officeooo:rsid="42b62e9a"/>
    </style:style>
    <style:style style:name="T127" style:family="text">
      <style:text-properties officeooo:rsid="3edbe9c7"/>
    </style:style>
    <style:style style:name="T128" style:family="text">
      <style:text-properties officeooo:rsid="28417361"/>
    </style:style>
    <style:style style:name="T129" style:family="text">
      <style:text-properties officeooo:rsid="2f7a955a"/>
    </style:style>
    <style:style style:name="T130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880e6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31" style:family="text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880e6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32" style:family="text">
      <style:text-properties officeooo:rsid="3f26622d"/>
    </style:style>
    <style:style style:name="T133" style:family="text">
      <style:text-properties style:font-name="標楷體1" officeooo:rsid="3f26622d"/>
    </style:style>
    <style:style style:name="T134" style:family="text">
      <style:text-properties style:font-name="標楷體1" style:font-name-asian="標楷體1"/>
    </style:style>
    <style:style style:name="T135" style:family="text">
      <style:text-properties style:font-name="標楷體1" officeooo:rsid="3f2971c0" style:font-name-asian="標楷體1"/>
    </style:style>
    <style:style style:name="T136" style:family="text">
      <style:text-properties officeooo:rsid="3f2971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99792080" text:style-name="L1">
        <text:list-item>
          <text:p text:style-name="P1"><text:bookmark-start text:name="宗教"/>宗教<text:bookmark-end text:name="宗教"/></text:p>
          <text:list>
            <text:list-item>
              <text:p text:style-name="P19">宗教 是 以 某一特定 信念、思想 為中心思想，成為的、凝聚的、發展的 組織、群體、文明。</text:p>
            </text:list-item>
            <text:list-item>
              <text:p text:style-name="P19">宗教 是 以 某一特定投影世界觀 為中心思想，成為的、凝聚的、發展的 組織、群體、文明。</text:p>
            </text:list-item>
            <text:list-item>
              <text:p text:style-name="P2">宗教 不是 人類 專屬的 特徵、學門、現象。</text:p>
            </text:list-item>
            <text:list-item>
              <text:p text:style-name="P2">任何 物種、群體、個體 都有機率 設計、製造、使用 宗教。</text:p>
            </text:list-item>
            <text:list-item>
              <text:p text:style-name="P2">宗教起源。</text:p>
              <text:list>
                <text:list-item>
                  <text:p text:style-name="P2">未知。</text:p>
                  <text:list>
                    <text:list-item>
                      <text:p text:style-name="P2">現象已知、本質未知、恐懼、敬畏、臣服。</text:p>
                    </text:list-item>
                    <text:list-item>
                      <text:p text:style-name="P2">以 未知 為 設定、出發點、參考座標系，設計、製造、使用 宗教、投影世界觀。</text:p>
                    </text:list-item>
                    <text:list-item>
                      <text:p text:style-name="P2">明顯例子，假定，某一特定個體的 本能、傳承 不夠高，不知道 打雷 的 本質、原理。</text:p>
                      <text:list>
                        <text:list-item>
                          <text:p text:style-name="P2">該個體 有機率 恐懼、敬畏 打雷 現象。</text:p>
                        </text:list-item>
                        <text:list-item>
                          <text:p text:style-name="P2">該個體 有機率 設計、製造、使用 宗教、教義、規則、神話、投影世界觀。</text:p>
                        </text:list-item>
                        <text:list-item>
                          <text:p text:style-name="P2">明顯例子，雷神。</text:p>
                        </text:list-item>
                      </text:list>
                    </text:list-item>
                  </text:list>
                </text:list-item>
                <text:list-item>
                  <text:p text:style-name="P2">隨機性強化。</text:p>
                  <text:list>
                    <text:list-item>
                      <text:p text:style-name="P3">未知、機率、回饋、聯想、映射。</text:p>
                    </text:list-item>
                    <text:list-item>
                      <text:p text:style-name="P3">以 隨機性強化 為 設定、出發點、參考座標系，設計、製造、使用 宗教、投影世界觀。</text:p>
                    </text:list-item>
                    <text:list-item>
                      <text:p text:style-name="P3">明顯例子，假定，某一特定個體的 本能、傳承 不夠高，不知道 下雨 的 原理。</text:p>
                      <text:list>
                        <text:list-item>
                          <text:p text:style-name="P3">該個體 有機率 恐懼、敬畏 沒有下雨、乾旱 現象。</text:p>
                        </text:list-item>
                        <text:list-item>
                          <text:p text:style-name="P3">該個體 有機率 設計、製造、使用 宗教、教義、規則、神話、投影世界觀。</text:p>
                        </text:list-item>
                        <text:list-item>
                          <text:p text:style-name="P4">明顯例子，祈雨舞、活人獻祭。</text:p>
                          <text:list>
                            <text:list-item>
                              <text:p text:style-name="P71">假定，某一特定個體的 投影世界觀，祈雨舞、活人獻祭 直接映射 下雨。</text:p>
                            </text:list-item>
                            <text:list-item>
                              <text:p text:style-name="P3">假定，祈雨舞、活人獻祭 之後，正好 下雨。</text:p>
                              <text:list>
                                <text:list-item>
                                  <text:p text:style-name="P5">該個體 獲得 正向回饋、強化信心度、（<text:span text:style-name="T1">皮亞杰 認定的</text:span>）平衡。</text:p>
                                </text:list-item>
                              </text:list>
                            </text:list-item>
                            <text:list-item>
                              <text:p text:style-name="P6">假定，祈雨舞、活人獻祭 之後，沒有 下雨。</text:p>
                              <text:list>
                                <text:list-item>
                                  <text:p text:style-name="P71">該個體 有機率 不知所措、憂愁、絕望。</text:p>
                                </text:list-item>
                                <text:list-item>
                                  <text:p text:style-name="P6">該個體 有機率認定 祈雨舞、活人獻祭 不夠多、不夠虔誠、不被滿足。</text:p>
                                  <text:list>
                                    <text:list-item>
                                      <text:p text:style-name="P6">該個體 有機率 持續、增強 祈雨舞、活人獻祭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<text:span text:style-name="T69">第</text:span><text:span text:style-name="T70">a層</text:span><text:span text:style-name="T128">級敬畏</text:span>。</text:p>
                  <text:list>
                    <text:list-item>
                      <text:p text:style-name="P7"><text:span text:style-name="T69">明顯例子，第</text:span><text:span text:style-name="T71">0</text:span><text:span text:style-name="T70">層</text:span><text:span text:style-name="T128">級敬畏 是 </text:span>已知的敬畏。</text:p>
                    </text:list-item>
                    <text:list-item>
                      <text:p text:style-name="P7"><text:span text:style-name="T69">明顯例子，第</text:span><text:span text:style-name="T71">1</text:span><text:span text:style-name="T70">層</text:span><text:span text:style-name="T128">級敬畏 是 未知</text:span>的敬畏。</text:p>
                    </text:list-item>
                    <text:list-item>
                      <text:p text:style-name="P7"><text:span text:style-name="T69">明顯例子，第</text:span><text:span text:style-name="T71">2</text:span><text:span text:style-name="T70">層</text:span><text:span text:style-name="T128">級敬畏 是 世界</text:span>的敬畏。</text:p>
                    </text:list-item>
                  </text:list>
                </text:list-item>
                <text:list-item>
                  <text:p text:style-name="P6">已知的敬畏。</text:p>
                  <text:list>
                    <text:list-item>
                      <text:p text:style-name="P6">已知、未知、有差異性、強大、敬畏、勢。</text:p>
                      <text:list>
                        <text:list-item>
                          <text:p text:style-name="P6">勢 是 無兵伐勢 的 勢。</text:p>
                        </text:list-item>
                      </text:list>
                    </text:list-item>
                    <text:list-item>
                      <text:p text:style-name="P6">明顯例子，第一個個體 已知 第二個個體 的 存在。</text:p>
                      <text:list>
                        <text:list-item>
                          <text:p text:style-name="P6">第一個個體、第二個個體 之間，有 明顯、顯著、顯性 的 差異性。</text:p>
                          <text:list>
                            <text:list-item>
                              <text:p text:style-name="P6">該差異性 越大，越明顯。</text:p>
                            </text:list-item>
                            <text:list-item>
                              <text:p text:style-name="P6">明顯例子，人類物種、（不是 人類物種、人類外表 的）其他物種。</text:p>
                              <text:list>
                                <text:list-item>
                                  <text:p text:style-name="P6">物種的 差異性 越大，越明顯。</text:p>
                                </text:list-item>
                                <text:list-item>
                                  <text:p text:style-name="P6">外表的 差異性 越大，越明顯。</text:p>
                                </text:list-item>
                                <text:list-item>
                                  <text:p text:style-name="P6">科技的 差異性 越大，越明顯。<text:span text:style-name="T105">（道、勢 的 差異性 越大，越明顯）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">第一個個體 要能夠 認知到 該差異性。</text:p>
                          <text:list>
                            <text:list-item>
                              <text:p text:style-name="P8">明顯例子，假定，第一個個體 沒有認知到、無法認知到 科技的 差異性。</text:p>
                              <text:list>
                                <text:list-item>
                                  <text:p text:style-name="P8">第一個個體 不會 敬畏 第二個個體。</text:p>
                                  <text:list>
                                    <text:list-item>
                                      <text:p text:style-name="P8">即便，第二個個體 有機率 殲滅、滅絕 第一個個體。</text:p>
                                    </text:list-item>
                                  </text:list>
                                </text:list-item>
                                <text:list-item>
                                  <text:p text:style-name="P8">明顯例子，貓 沒有認知到（貓、人類 之間的）科技的 差異性。</text:p>
                                  <text:list>
                                    <text:list-item>
                                      <text:p text:style-name="P8">貓 不會 敬畏 人類。</text:p>
                                    </text:list-item>
                                  </text:list>
                                </text:list-item>
                                <text:list-item>
                                  <text:p text:style-name="P8">明顯例子，假定，某一特定個體（人類 認定的，訓貓師 認定的）訓練 貓。</text:p>
                                  <text:list>
                                    <text:list-item>
                                      <text:p text:style-name="P8">貓 有機率敬畏 人類。<text:span text:style-name="T105">（貓 有機率 敬畏、畏懼、聽從、反抗 人類）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">第一個個體 不知道如何彌補、沒有彌補、無法彌補 該差異性。</text:p>
                          <text:list>
                            <text:list-item>
                              <text:p text:style-name="P6">差異性 已知，如何做到 未知。</text:p>
                            </text:list-item>
                            <text:list-item>
                              <text:p text:style-name="P6">明顯例子，假定，貓 敬畏 人類 能夠打開 貓罐頭。</text:p>
                              <text:list>
                                <text:list-item>
                                  <text:p text:style-name="P6">貓的 本能、傳承 不夠高，無法打開 貓罐頭。</text:p>
                                </text:list-item>
                                <text:list-item>
                                  <text:p text:style-name="P6">貓 不知道 如何做 才能打開 貓罐頭。</text:p>
                                </text:list-item>
                              </text:list>
                            </text:list-item>
                            <text:list-item>
                              <text:p text:style-name="P9">該差異性 越壓倒性，勢 越大。</text:p>
                              <text:list>
                                <text:list-item>
                                  <text:p text:style-name="P9">第一個個體 越恐懼、越敬畏、越臣服 第二個個體。</text:p>
                                </text:list-item>
                                <text:list-item>
                                  <text:p text:style-name="P6">第一個個體 越有機率 認定 第二個個體 是 神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">明顯例子，阿努納奇。</text:p>
                    </text:list-item>
                  </text:list>
                </text:list-item>
                <text:list-item>
                  <text:p text:style-name="P6">未知的敬畏。</text:p>
                  <text:list>
                    <text:list-item>
                      <text:p text:style-name="P6">無法感受、無法認知、無法描述、無法記憶、無法紀錄、無法紀載、無法傳承、不可描述。</text:p>
                    </text:list-item>
                    <text:list-item>
                      <text:p text:style-name="P6">假定，第一個個體 未知的敬畏 第二個個體。</text:p>
                      <text:list>
                        <text:list-item>
                          <text:p text:style-name="P6">第二個個體 有機率只要 思想、決策、行動，就會 瞬間 殲滅、滅絕 第一個個體。</text:p>
                        </text:list-item>
                        <text:list-item>
                          <text:p text:style-name="P6">第一個個體、第二個個體 有 極端壓倒性 差異性。</text:p>
                        </text:list-item>
                        <text:list-item>
                          <text:p text:style-name="P6">第一個個體 認知到 第二個個體 的 瞬間，有機率 憤怒、崩潰、發瘋、恐懼、敬畏。</text:p>
                        </text:list-item>
                        <text:list-item>
                          <text:p text:style-name="P10">第一個個體 驗證到 第二個個體 的 瞬間，有機率 憤怒、崩潰、發瘋、恐懼、敬畏。</text:p>
                        </text:list-item>
                      </text:list>
                    </text:list-item>
                    <text:list-item>
                      <text:p text:style-name="P6">明顯例子，克蘇魯。</text:p>
                    </text:list-item>
                  </text:list>
                </text:list-item>
                <text:list-item>
                  <text:p text:style-name="P11">世界的敬畏。</text:p>
                  <text:list>
                    <text:list-item>
                      <text:p text:style-name="P12"><text:span text:style-name="T49">&lt;?</text:span><text:span text:style-name="T69">[]&gt;個體、</text:span><text:span text:style-name="T127">真實世界</text:span> 之外的 存在。</text:p>
                      <text:list>
                        <text:list-item>
                          <text:p text:style-name="P13"><text:span text:style-name="T127">真實世界 蘊含 </text:span><text:span text:style-name="T49">&lt;?</text:span><text:span text:style-name="T69">[]&gt;個體</text:span>。</text:p>
                        </text:list-item>
                        <text:list-item>
                          <text:p text:style-name="P312">（<text:span text:style-name="T49">&lt;?</text:span><text:span text:style-name="T69">[]&gt;個體</text:span><text:span text:style-name="T126"> 的 相關描述在 </text:span><text:span text:style-name="T36">世界</text:span><text:span text:style-name="T126"> 文件群的 </text:span><text:span text:style-name="T37">世界</text:span>）</text:p>
                        </text:list-item>
                        <text:list-item>
                          <text:p text:style-name="P313">（<text:span text:style-name="T126">真實世界 的 相關描述在 </text:span><text:span text:style-name="T36">_</text:span><text:span text:style-name="T126"> 文件群的 </text:span><text:span text:style-name="T37">投影世界觀</text:span>）</text:p>
                        </text:list-item>
                      </text:list>
                    </text:list-item>
                    <text:list-item>
                      <text:p text:style-name="P14">假定，第一個個體 世界的敬畏 第二個個體。</text:p>
                      <text:list>
                        <text:list-item>
                          <text:p text:style-name="P14">第二個個體 有機率只要 思想、決策、行動，就會 瞬間 殲滅、滅絕 第一個個體。</text:p>
                        </text:list-item>
                        <text:list-item>
                          <text:p text:style-name="P14">第一個個體、第二個個體 有 極端壓倒性 差異性。</text:p>
                        </text:list-item>
                        <text:list-item>
                          <text:p text:style-name="P15">第一個個體 有機率 已知的敬畏、未知的敬畏 第二個個體。</text:p>
                        </text:list-item>
                      </text:list>
                    </text:list-item>
                    <text:list-item>
                      <text:p text:style-name="P14">明顯例子，遊戲開發個體、生存和生活在遊戲開發個體的世界的其他個體。</text:p>
                      <text:list>
                        <text:list-item>
                          <text:p text:style-name="P11">遊戲開發個體 的 明顯例子，假定，第二個個體 開發 某一特定遊戲。</text:p>
                          <text:list>
                            <text:list-item>
                              <text:p text:style-name="P11">假定，第一個個體 是 該遊戲 裡面的 遊戲人物。</text:p>
                            </text:list-item>
                            <text:list-item>
                              <text:p text:style-name="P11">第一個個體 有機率世界的敬畏 第二個個體。</text:p>
                            </text:list-item>
                            <text:list-item>
                              <text:p text:style-name="P16">第一個個體 有機率 已知的敬畏、未知的敬畏 第二個個體。</text:p>
                            </text:list-item>
                          </text:list>
                        </text:list-item>
                        <text:list-item>
                          <text:p text:style-name="P17">生存和生活在遊戲開發個體的世界的其他個體 的 明顯例子。</text:p>
                          <text:list>
                            <text:list-item>
                              <text:p text:style-name="P17">假定，第二個個體 開發 某一特定遊戲。</text:p>
                            </text:list-item>
                            <text:list-item>
                              <text:p text:style-name="P17">假定，第一個個體 是 該遊戲 裡面的 遊戲人物。</text:p>
                            </text:list-item>
                            <text:list-item>
                              <text:p text:style-name="P17">假定，第二個個體、第三個個體 生存、生活 在 同一個世界。</text:p>
                            </text:list-item>
                            <text:list-item>
                              <text:p text:style-name="P18">第三個個體 是，生存、生活 在 遊戲開發個體的 世界的，其他個體。</text:p>
                            </text:list-item>
                            <text:list-item>
                              <text:p text:style-name="P17">第一個個體 有機率世界的敬畏 第二個個體、第三個個體。</text:p>
                            </text:list-item>
                            <text:list-item>
                              <text:p text:style-name="P16">第一個個體 有機率 已知的敬畏、未知的敬畏 第二個個體、第三個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5">只要 有 未知，就有機率 產生 宗教。</text:p>
              <text:list>
                <text:list-item>
                  <text:p text:style-name="P215">只要 有 隨機性強化，就有機率 產生、增強、強化 宗教。</text:p>
                </text:list-item>
                <text:list-item>
                  <text:p text:style-name="P215">未知越多、已知越少，宗教 越顯著、越牢固。</text:p>
                </text:list-item>
                <text:list-item>
                  <text:p text:style-name="P215">未知越少、已知越剁，宗教 越隱晦、越鬆散。</text:p>
                </text:list-item>
                <text:list-item>
                  <text:p text:style-name="P215">明顯例子，史金納箱。</text:p>
                  <text:list>
                    <text:list-item>
                      <text:p text:style-name="P215">對於 鴿子 來說，食物的真正源頭、做什麼事會有食物、怎麼樣做才會有食物 是 未知。</text:p>
                      <text:list>
                        <text:list-item>
                          <text:p text:style-name="P215">鴿子 有機率認定 放置食物的某一特定存在 是 神。</text:p>
                        </text:list-item>
                        <text:list-item>
                          <text:p text:style-name="P215">鴿子 有機率建立 宗教、投影世界觀。</text:p>
                        </text:list-item>
                        <text:list-item>
                          <text:p text:style-name="P215">鴿子 有機率跳 祈食舞，為了 獲得 食物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5">科學的盡頭 不是 神學。</text:p>
              <text:list>
                <text:list-item>
                  <text:p text:style-name="P216">科學、神學 是有 相互重疊的 學門。</text:p>
                  <text:list>
                    <text:list-item>
                      <text:p text:style-name="P216">抽象例子，假定，科學 是 P<text:span text:style-name="T41">(A)。</text:span></text:p>
                      <text:list>
                        <text:list-item>
                          <text:p text:style-name="P216">假定，神學 是 P(B)。</text:p>
                        </text:list-item>
                        <text:list-item>
                          <text:p text:style-name="P216">重疊部分 是 P(A<text:span text:style-name="T42">∩B)。</text:span></text:p>
                        </text:list-item>
                      </text:list>
                    </text:list-item>
                    <text:list-item>
                      <text:p text:style-name="P299">假定，某一特定個體 同時發展 科學、神學。</text:p>
                      <text:list>
                        <text:list-item>
                          <text:p text:style-name="P299">科學 是 以 該個體（本身）為 圓心、出發點，探索、非監督式學習、未知變已知。</text:p>
                          <text:list>
                            <text:list-item>
                              <text:p text:style-name="P299">本身 是 自己、自己的物種、自己的周遭環境、自己的生態圈、自己的認知。</text:p>
                            </text:list-item>
                            <text:list-item>
                              <text:p text:style-name="P299">未知變已知。</text:p>
                              <text:list>
                                <text:list-item>
                                  <text:p text:style-name="P299">未知的已知 變成 已知的已知。</text:p>
                                </text:list-item>
                                <text:list-item>
                                  <text:p text:style-name="P299">已知的未知 變成 已知的已知。</text:p>
                                </text:list-item>
                                <text:list-item>
                                  <text:p text:style-name="P299">未知的未知 變成 已知的未知。</text:p>
                                  <text:list>
                                    <text:list-item>
                                      <text:p text:style-name="P299">變成 是 記憶、感測、交互作用、統計、預測、測試、修正、數學模型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99">驗證。</text:p>
                              <text:list>
                                <text:list-item>
                                  <text:p text:style-name="P299">持續 查驗、驗證、內化 已知的已知。</text:p>
                                  <text:list>
                                    <text:list-item>
                                      <text:p text:style-name="P299">查驗 的 明顯例子，查驗 先知的 預言。</text:p>
                                      <text:list>
                                        <text:list-item>
                                          <text:p text:style-name="P327"><text:span text:style-name="T42">（查驗 的 描述 在 </text:span><text:span text:style-name="T5">神、預言</text:span><text:span text:style-name="T42"> 文件群的 </text:span><text:span text:style-name="T45">日月神示</text:span><text:span text:style-name="T42">）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99">內化 的 明顯例子，無意識、潛意識 行動 游泳、開車、騎腳踏車。</text:p>
                                      <text:list>
                                        <text:list-item>
                                          <text:p text:style-name="P299">行動 是 思想、決策、行動 的 行動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17"><text:span text:style-name="T42">持續 設計、製造、使用、優化</text:span><text:span text:style-name="T43">、跨領域移植、提升、昇華</text:span><text:span text:style-name="T42"> 已知的已知。</text:span></text:p>
                                  <text:list>
                                    <text:list-item>
                                      <text:p text:style-name="P299">明顯例子，新知生活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00">神學 是 以 神 為 圓心、出發點，探索、非監督式學習、未知變已知。</text:p>
                          <text:list>
                            <text:list-item>
                              <text:p text:style-name="P300">神 是 該個體 認定的 神。</text:p>
                            </text:list-item>
                            <text:list-item>
                              <text:p text:style-name="P300">該個體 有機率沒有 親自、直接、間接 接觸到、觀測到、非監督式學習到 神。</text:p>
                              <text:list>
                                <text:list-item>
                                  <text:p text:style-name="P301">明顯例子，（基督教 認定的）耶和華、（基督教 認定的）耶穌。</text:p>
                                </text:list-item>
                              </text:list>
                            </text:list-item>
                            <text:list-item>
                              <text:p text:style-name="P302">該個體 有機率 親自、直接、間接 接觸到、觀測到、非監督式學習到 神的行動。</text:p>
                              <text:list>
                                <text:list-item>
                                  <text:p text:style-name="P303">明顯例子，（基督教 認定的）耶穌治病、（基督教 認定的）索多瑪被殲滅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00">該個體、神 有 相同點、差異點 的 地方。</text:p>
                          <text:list>
                            <text:list-item>
                              <text:p text:style-name="P300">相同點 是 科學、神學 重疊部分。</text:p>
                              <text:list>
                                <text:list-item>
                                  <text:p text:style-name="P300">該個體有、神有。</text:p>
                                  <text:list>
                                    <text:list-item>
                                      <text:p text:style-name="P304">明顯例子，大洪水。</text:p>
                                      <text:list>
                                        <text:list-item>
                                          <text:p text:style-name="P304">考古學 發現 恐龍化石的 姿勢，有 不合理的 一致性。</text:p>
                                        </text:list-item>
                                        <text:list-item>
                                          <text:p text:style-name="P300">（中國神話的）大禹治水、（舊約聖經的）諾亞方舟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300">該個體沒有、神沒有。</text:p>
                                  <text:list>
                                    <text:list-item>
                                      <text:p text:style-name="P305">明顯例子，超出<text:span text:style-name="T21"> </text:span>該個體<text:span text:style-name="T21"> </text:span><text:span text:style-name="T18">想像</text:span>的 <text:span text:style-name="T19">學門</text:span>、<text:span text:style-name="T64">存在</text:span>、<text:span text:style-name="T20">變化</text:span>。</text:p>
                                      <text:list>
                                        <text:list-item>
                                          <text:p text:style-name="P306">明顯例子，（該個體 認定的）投影世界觀<text:span text:style-name="T21"> </text:span><text:span text:style-name="T22">以外</text:span>的<text:span text:style-name="T21"> </text:span><text:span text:style-name="T19">學門</text:span>、<text:span text:style-name="T64">存在</text:span>、<text:span text:style-name="T20">變化</text:span>。</text:p>
                                        </text:list-item>
                                        <text:list-item>
                                          <text:p text:style-name="P307">明顯例子，（變成 已知的未知 之前的）未知的未知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00">差異點。</text:p>
                              <text:list>
                                <text:list-item>
                                  <text:p text:style-name="P300">該個體有、神沒有 是 科學。</text:p>
                                </text:list-item>
                                <text:list-item>
                                  <text:p text:style-name="P300">該個體沒有、神有 是 神學。</text:p>
                                  <text:list>
                                    <text:list-item>
                                      <text:p text:style-name="P300">沒有、有 是 該個體 認定的 沒有、有。</text:p>
                                      <text:list>
                                        <text:list-item>
                                          <text:p text:style-name="P308">沒有、有 是（該個體 認定的）投影世界觀 認定的 沒有、有。</text:p>
                                        </text:list-item>
                                        <text:list-item>
                                          <text:p text:style-name="P309">沒有、有 有機率 平衡、同化。</text:p>
                                          <text:list>
                                            <text:list-item>
                                              <text:p text:style-name="P218"><text:span text:style-name="T42">平衡、同化 是 </text:span><text:span text:style-name="T12">皮亞杰 認定的 </text:span><text:span text:style-name="T42">平衡、同化。</text:span></text:p>
                                            </text:list-item>
                                            <text:list-item>
                                              <text:p text:style-name="P328"><text:span text:style-name="T42">（平衡、同化 在 </text:span><text:span text:style-name="T45">_</text:span><text:span text:style-name="T42"> 文件群的 </text:span><text:span text:style-name="T8">認知發展</text:span><text:span text:style-name="T42">）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310">沒有、有 有機率 不平衡、順應 變成 有、有。</text:p>
                                        </text:list-item>
                                        <text:list-item>
                                          <text:p text:style-name="P310">沒有、有 有機率 不平衡、順應 變成 有、沒有。</text:p>
                                        </text:list-item>
                                        <text:list-item>
                                          <text:p text:style-name="P311">沒有、有 有機率 不平衡、順應 變成 沒有、沒有。</text:p>
                                          <text:list>
                                            <text:list-item>
                                              <text:p text:style-name="P219"><text:span text:style-name="T42">不平衡、順應 是 </text:span><text:span text:style-name="T13">皮亞杰 認定的 </text:span><text:span text:style-name="T42">不平衡、順應。</text:span></text:p>
                                            </text:list-item>
                                            <text:list-item>
                                              <text:p text:style-name="P328">（<text:span text:style-name="T42">不平衡、順應 在 </text:span><text:span text:style-name="T29">_</text:span> 文件群的 <text:span text:style-name="T7">認知發展</text:span>）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16"><text:span text:style-name="T2">神學、哲學、科學、數學、生物學、考古學、歷史學、文化學 </text:span>是 宗教、信仰、投影世界觀。</text:p>
                  <text:list>
                    <text:list-item>
                      <text:p text:style-name="P329">（在 <text:span text:style-name="T29">_ (第</text:span><text:span text:style-name="T31">1</text:span><text:span text:style-name="T29">本)</text:span> 文件的 <text:span text:style-name="T29">數學</text:span> 的 <text:span text:style-name="T30">&lt;?2&gt;個體（以 人類 為例）</text:span><text:span text:style-name="T125">↔</text:span><text:span text:style-name="T30"> 程式語言</text:span>）</text:p>
                    </text:list-item>
                  </text:list>
                </text:list-item>
                <text:list-item>
                  <text:p text:style-name="P216">某一特定&lt;?<text:span text:style-name="T3">2&gt;</text:span>個體 有機率認定，科學 能夠 假設、驗證、推翻、修正、非監督式學習。</text:p>
                  <text:list>
                    <text:list-item>
                      <text:p text:style-name="P216">該&lt;?2&gt;個體 有機率認定，科學 不是 宗教、信仰、投影世界觀。</text:p>
                    </text:list-item>
                    <text:list-item>
                      <text:p text:style-name="P216">該&lt;?2&gt;個體 有機率落入 隨機性強化的 陷阱。</text:p>
                      <text:list>
                        <text:list-item>
                          <text:p text:style-name="P216">假定，能夠自洽、驗證成功。</text:p>
                          <text:list>
                            <text:list-item>
                              <text:p text:style-name="P220">自洽 是 合乎邏輯、預測和感測相同。</text:p>
                            </text:list-item>
                            <text:list-item>
                              <text:p text:style-name="P216">該&lt;?2&gt;個體 有機率更堅信 該投影世界觀。</text:p>
                            </text:list-item>
                            <text:list-item>
                              <text:p text:style-name="P216">驗證成功率 越高，該&lt;?2&gt;個體 越堅信 該投影世界觀。</text:p>
                              <text:list>
                                <text:list-item>
                                  <text:p text:style-name="P216">該&lt;?2&gt;個體 越認定 該投影世界觀，是 事實、真實世界觀、不是投影世界觀。</text:p>
                                  <text:list>
                                    <text:list-item>
                                      <text:p text:style-name="P216">該&lt;?2&gt;個體 越體驗、越感受、越沉浸，在 該投影世界觀。</text:p>
                                    </text:list-item>
                                  </text:list>
                                </text:list-item>
                                <text:list-item>
                                  <text:p text:style-name="P216">非監督式學習。</text:p>
                                  <text:list>
                                    <text:list-item>
                                      <text:p text:style-name="P221">該&lt;?2&gt;個體 越 體驗、感受、沉浸，該&lt;?2&gt;個體 越堅信 該投影世界觀。</text:p>
                                    </text:list-item>
                                    <text:list-item>
                                      <text:p text:style-name="P221">該&lt;?2&gt;個體 越信任 某一特定其他&lt;?2&gt;個體。</text:p>
                                      <text:list>
                                        <text:list-item>
                                          <text:p text:style-name="P221">該&lt;?2&gt;個體 越堅信，該其他&lt;?2&gt;個體的 投影世界觀。</text:p>
                                        </text:list-item>
                                        <text:list-item>
                                          <text:p text:style-name="P221">該其他&lt;?2&gt;個體 是 無機體、有機體、游離體。</text:p>
                                          <text:list>
                                            <text:list-item>
                                              <text:p text:style-name="P221">明顯例子，手機、搜尋引擎、AI、同類、學門、文化、文明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22">明顯例子，假定，某一特定AI 提供答案的 正確率 是 <text:span text:style-name="T40">99.99%。</text:span></text:p>
                                          <text:list>
                                            <text:list-item>
                                              <text:p text:style-name="P222">假定，某一特定AI 有意、無意，提供 錯誤答案。</text:p>
                                            </text:list-item>
                                            <text:list-item>
                                              <text:p text:style-name="P221">該&lt;?<text:span text:style-name="T39">2&gt;個體 有機率 信任、堅信 該AI的 答案。</text:span></text:p>
                                            </text:list-item>
                                            <text:list-item>
                                              <text:p text:style-name="P221">該&lt;?2&gt;個體 有機率 以 錯誤答案 為地基，做 思想、決策、行動。</text:p>
                                            </text:list-item>
                                            <text:list-item>
                                              <text:p text:style-name="P72">明顯例子，被修改的 電子、數位、衛星 地圖（軍火女王）。</text:p>
                                            </text:list-item>
                                            <text:list-item>
                                              <text:p text:style-name="P72">明顯例子，泰德卡辛斯基 認定的，未來 被 人類的創造物 取代。</text:p>
                                            </text:list-item>
                                            <text:list-item>
                                              <text:p text:style-name="P330"><text:span text:style-name="T4">（泰德卡辛斯基 在 </text:span><text:span text:style-name="T5">哲學</text:span><text:span text:style-name="T29"> (</text:span><text:span text:style-name="T32">tmp)</text:span><text:span text:style-name="T4"> 文件的 </text:span><text:span text:style-name="T6">泰德卡辛斯基</text:span><text:span text:style-name="T4">）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23">明顯例子，史金納箱、條件制約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6">假定，無法自洽、驗證失敗。</text:p>
                          <text:list>
                            <text:list-item>
                              <text:p text:style-name="P216">該&lt;?2&gt;個體 有機率認定是，實驗過程、驗證過程 有錯。</text:p>
                              <text:list>
                                <text:list-item>
                                  <text:p text:style-name="P216">該&lt;?2&gt;個體 有機率持續 堅信 該投影世界觀。</text:p>
                                </text:list-item>
                              </text:list>
                            </text:list-item>
                            <text:list-item>
                              <text:p text:style-name="P216">該&lt;?2&gt;個體、其他&lt;?2&gt;個體 有機率 推翻該&lt;?2&gt;個體認定的定律、建立新的定律。</text:p>
                              <text:list>
                                <text:list-item>
                                  <text:p text:style-name="P216">明顯例子，天動說、地動說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6">該&lt;?2&gt;個體 有機率無視 例外現象、標準差以外 的 數據、機率、事實。</text:p>
                      <text:list>
                        <text:list-item>
                          <text:p text:style-name="P216">例外現象 是 該&lt;?2&gt;個體 認定的 定律、運作、規則，以外的 現象、情況、案例。</text:p>
                          <text:list>
                            <text:list-item>
                              <text:p text:style-name="P73">黑天鵝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4"><text:span text:style-name="T100">宗教的 相關描述的 影片</text:span><text:span text:style-name="T95">。</text:span></text:p>
              <text:list>
                <text:list-item>
                  <text:p text:style-name="P199"><text:span text:style-name="T49">@frogfrog1993（YouTube）</text:span><text:span text:style-name="T95">。</text:span></text:p>
                  <text:list>
                    <text:list-item>
                      <text:p text:style-name="P83">【一口氣看完】佛、道、猶太、基督、伊斯蘭、婆羅門文化！。</text:p>
                    </text:list-item>
                    <text:list-item>
                      <text:p text:style-name="P200"><text:span text:style-name="T68">在世界各信仰衝突下，我該如何找到人生的終極答案？|普羅米修斯號的啟發</text:span><text:span text:style-name="T95">。</text:span></text:p>
                    </text:list-item>
                    <text:list-item>
                      <text:p text:style-name="P74">科學誕生的前夕，歐洲宗教下的社會變革。</text:p>
                    </text:list-item>
                    <text:list-item>
                      <text:p text:style-name="P74">追溯千年歷史，尋找迷信、宗教、科學的盡頭。一切竟都是哲學？。</text:p>
                    </text:list-item>
                    <text:list-item>
                      <text:p text:style-name="P74">統治者、神棍、還有你的宗教｜邪教為什麼難以根除？一旦入邪，為什麼都勸不清醒？。</text:p>
                    </text:list-item>
                    <text:list-item>
                      <text:p text:style-name="P84">同樣信耶穌，為何卻分有天主教、基督新教、耶和華見證人等等呢？。</text:p>
                    </text:list-item>
                  </text:list>
                </text:list-item>
                <text:list-item>
                  <text:p text:style-name="P84">鹿鼎記（電影）。</text:p>
                  <text:list>
                    <text:list-item>
                      <text:p text:style-name="P175"><text:span text:style-name="T101">反清復明</text:span><text:span text:style-name="T95">。</text:span></text:p>
                      <text:list>
                        <text:list-item>
                          <text:p text:style-name="P84">小寶，你是個聰明人，我可以用聰明的方法跟你說話，外面的人就不行。</text:p>
                        </text:list-item>
                        <text:list-item>
                          <text:p text:style-name="P84">不解。</text:p>
                        </text:list-item>
                        <text:list-item>
                          <text:p text:style-name="P85">讀過書，明事理的人，大多數已經在清廷裡面當官了，所以如果我們要對抗清廷，就要用一些蠢一點的人。對付那些蠢人，就絕不可以跟他們說真話，必須要用宗教形式來催眠他們，使他們覺得所做的事情都是對的，所以反清復明只不過是一句口號，跟阿彌陀佛其實是一樣。清朝一直欺壓我們漢人，搶走我們的銀兩跟女人，所以我們要反清。</text:p>
                        </text:list-item>
                        <text:list-item>
                          <text:p text:style-name="P84">要反清，搶回我們的銀兩和女人，是不是？復不復明根本就是脫褲子放屁，關人鳥事。行了，大家聰明人，了解，繼續。</text:p>
                        </text:list-item>
                        <text:list-item>
                          <text:p text:style-name="P86">總之，如果成功的話，就有無數的銀兩跟女人。</text:p>
                        </text:list-item>
                        <text:list-item>
                          <text:p text:style-name="P75"><text:span text:style-name="T23">反清復明</text:span><text:span text:style-name="T86"> </text:span><text:span text:style-name="T118">↔</text:span><text:span text:style-name="T87"> 信念、信仰、中心思想。</text:span></text:p>
                          <text:list>
                            <text:list-item>
                              <text:p text:style-name="P76"><text:span text:style-name="T24">使他們覺得所做的事情都是對的</text:span><text:span text:style-name="T86"> </text:span><text:span text:style-name="T118">↔</text:span><text:span text:style-name="T87"> 迷信、宗教狂熱、誘導信徒方向。</text:span></text:p>
                              <text:list>
                                <text:list-item>
                                  <text:p text:style-name="P87">明顯例子，誘導，信徒 認定，反清復明 沒有錯、是根基、是牢固的地基。</text:p>
                                </text:list-item>
                                <text:list-item>
                                  <text:p text:style-name="P224">明顯例子，誘導，信徒 思想、決策、行動，為了 反清復明 要 對抗清廷。</text:p>
                                </text:list-item>
                                <text:list-item>
                                  <text:p text:style-name="P176"><text:span text:style-name="T54">明顯例子，誘導，信徒 思想、決策、行動 對抗清朝 </text:span><text:span text:style-name="T95">沒有錯</text:span><text:span text:style-name="T54">。</text:span></text:p>
                                </text:list-item>
                                <text:list-item>
                                  <text:p text:style-name="P177"><text:span text:style-name="T54">抽象例子，誘導，信徒 認定，數學公理</text:span><text:span text:style-name="T95"> 沒有錯、是根基、是牢固的地基</text:span><text:span text:style-name="T54">。</text:span></text:p>
                                </text:list-item>
                                <text:list-item>
                                  <text:p text:style-name="P225">抽象例子，誘導，信徒 思想、決策、行動，為了 數學公理 要拓展 數學工具。</text:p>
                                </text:list-item>
                                <text:list-item>
                                  <text:p text:style-name="P178"><text:span text:style-name="T54">抽象例子，誘導，信徒 思想、決策、行動 數學工具、拓展數學工具，</text:span><text:span text:style-name="T95">沒有錯。</text:span></text:p>
                                </text:list-item>
                                <text:list-item>
                                  <text:p text:style-name="P179"><text:span text:style-name="T54">抽象例子，誘導，信徒 認定，投影世界觀</text:span><text:span text:style-name="T95"> 沒有錯、是根基、是牢固的地基</text:span><text:span text:style-name="T54">。</text:span></text:p>
                                </text:list-item>
                                <text:list-item>
                                  <text:p text:style-name="P226">抽象例子，誘導，信徒 思想、決策、行動，為了 投影世界觀 要做出 哪些事。</text:p>
                                </text:list-item>
                                <text:list-item>
                                  <text:p text:style-name="P180"><text:span text:style-name="T54">抽象例子，誘導，信徒 思想、決策、行動 那些事，</text:span><text:span text:style-name="T95">沒有錯、是理所當然的事</text:span><text:span text:style-name="T54">。</text:span></text:p>
                                </text:list-item>
                                <text:list-item>
                                  <text:p text:style-name="P181"><text:span text:style-name="T54">抽象例子，誘導，信徒 認定，天動說</text:span><text:span text:style-name="T95"> 沒有錯、是根基、是牢固的地基</text:span><text:span text:style-name="T54">。</text:span></text:p>
                                </text:list-item>
                                <text:list-item>
                                  <text:p text:style-name="P109">抽象例子，誘導，信徒 思想、決策、行動，為了維護 天動說 要 監禁伽利略。</text:p>
                                </text:list-item>
                                <text:list-item>
                                  <text:p text:style-name="P110">抽象例子，誘導，信徒 思想、決策、行動，為了制止 地動說 要 監禁伽利略。</text:p>
                                </text:list-item>
                                <text:list-item>
                                  <text:p text:style-name="P182"><text:span text:style-name="T102">抽象例子，誘導 信徒 思想、決策、行動 監禁伽利略、要監禁伽利略 </text:span><text:span text:style-name="T95">沒有錯</text:span><text:span text:style-name="T102">。</text:span></text:p>
                                </text:list-item>
                                <text:list-item>
                                  <text:p text:style-name="P111">抽象例子，監禁伽利略、要監禁伽利略 以，制止 地動說，為 根基、基底。</text:p>
                                </text:list-item>
                                <text:list-item>
                                  <text:p text:style-name="P112">抽象例子，監禁伽利略、要監禁伽利略 以，維護 天動說，為 根基、基底。</text:p>
                                </text:list-item>
                                <text:list-item>
                                  <text:p text:style-name="P183"><text:span text:style-name="T54">抽象例子，制止地動說、維護天動說 以，天動說</text:span><text:span text:style-name="T95"> 沒有錯，</text:span><text:span text:style-name="T54">為 根基、基底。</text:span></text:p>
                                </text:list-item>
                                <text:list-item>
                                  <text:p text:style-name="P184"><text:span text:style-name="T54">抽象例子，天動說</text:span><text:span text:style-name="T95"> 沒有錯</text:span><text:span text:style-name="T54"> 以，信徒的信念、教會的誘導</text:span><text:span text:style-name="T95">，</text:span><text:span text:style-name="T54">為 根基、基底。</text:span></text:p>
                                </text:list-item>
                              </text:list>
                            </text:list-item>
                            <text:list-item>
                              <text:p text:style-name="P185"><text:span text:style-name="T54">反清、對抗清廷</text:span><text:span text:style-name="T53"> </text:span><text:span text:style-name="T118">↔</text:span><text:span text:style-name="T54"> 手段、方法。</text:span></text:p>
                            </text:list-item>
                            <text:list-item>
                              <text:p text:style-name="P186"><text:span text:style-name="T95">復明</text:span><text:span text:style-name="T53"> </text:span><text:span text:style-name="T118">↔</text:span><text:span text:style-name="T54"> </text:span><text:span text:style-name="T95">包裝、掩護、誘餌</text:span><text:span text:style-name="T54">。</text:span></text:p>
                              <text:list>
                                <text:list-item>
                                  <text:p text:style-name="P187"><text:span text:style-name="T95">復明</text:span><text:span text:style-name="T53"> </text:span><text:span text:style-name="T118">↔</text:span><text:span text:style-name="T54"> 信念、信仰、中心思想。</text:span></text:p>
                                </text:list-item>
                              </text:list>
                            </text:list-item>
                            <text:list-item>
                              <text:p text:style-name="P188"><text:span text:style-name="T95">銀兩跟女人</text:span><text:span text:style-name="T53"> </text:span><text:span text:style-name="T118">↔</text:span><text:span text:style-name="T54"> 信念、信仰、中心思想。</text:span></text:p>
                            </text:list-item>
                          </text:list>
                        </text:list-item>
                        <text:list-item>
                          <text:p text:style-name="P77"><text:span text:style-name="T23">反清復明</text:span><text:span text:style-name="T86"> </text:span><text:span text:style-name="T118">↔</text:span><text:span text:style-name="T87"> 宗教的 國民群的 目的、目標、</text:span><text:span text:style-name="T24">（要 達成、實現 的）某一特定信念</text:span>。</text:p>
                          <text:list>
                            <text:list-item>
                              <text:p text:style-name="P78"><text:span text:style-name="T24">使他們覺得所做的事情都是對的</text:span><text:span text:style-name="T86"> </text:span><text:span text:style-name="T118">↔</text:span><text:span text:style-name="T87"> 讓 宗教的 國民群 為 </text:span><text:span text:style-name="T54">領導層 效力 的 方法。</text:span></text:p>
                              <text:list>
                                <text:list-item>
                                  <text:p text:style-name="P88">明顯例子，誘導，信徒 認定，某一特定信念 沒有錯、是根基、是牢固的地基。</text:p>
                                </text:list-item>
                                <text:list-item>
                                  <text:p text:style-name="P227">明顯例子，誘導，信徒 思想、決策、行動，為了 該信念 要做出 哪些事。</text:p>
                                  <text:list>
                                    <text:list-item>
                                      <text:p text:style-name="P189"><text:span text:style-name="T54">誘導，宗教的國民群 思想，為了 宗教的</text:span><text:span text:style-name="T67">領導層的 </text:span><text:span text:style-name="T54">目的 要做出 哪些事。</text:span></text:p>
                                    </text:list-item>
                                    <text:list-item>
                                      <text:p text:style-name="P190"><text:span text:style-name="T54">誘導，宗教的國民群 決策，為了 宗教的</text:span><text:span text:style-name="T67">領導層的 </text:span><text:span text:style-name="T54">目的 要做出 哪些事。</text:span></text:p>
                                    </text:list-item>
                                    <text:list-item>
                                      <text:p text:style-name="P190"><text:span text:style-name="T54">誘導，宗教的國民群 行動，為了 宗教的</text:span><text:span text:style-name="T67">領導層的 </text:span><text:span text:style-name="T54">目的 要做出 哪些事。</text:span></text:p>
                                      <text:list>
                                        <text:list-item>
                                          <text:p text:style-name="P191"><text:span text:style-name="T54">宗教的 國民群 有機率不知道，宗教的 </text:span><text:span text:style-name="T67">領導層的 </text:span><text:span text:style-name="T54">目的。</text:span></text:p>
                                        </text:list-item>
                                        <text:list-item>
                                          <text:p text:style-name="P228">宗教的 國民群 有機率認定 自己在為了自己的 信念、目的 做出行動。</text:p>
                                        </text:list-item>
                                        <text:list-item>
                                          <text:p text:style-name="P229">宗教的國民群 有機率認定自己在為了國民群的 信念、目的 做出行動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9"><text:span text:style-name="T54">反清、對抗清廷</text:span><text:span text:style-name="T86"> </text:span><text:span text:style-name="T118">↔</text:span><text:span text:style-name="T87"> </text:span><text:span text:style-name="T54">宗教的 領導層、國民群 的 共同的、共有的 手段、方法</text:span>。</text:p>
                            </text:list-item>
                            <text:list-item>
                              <text:p text:style-name="P80"><text:span text:style-name="T24">復明</text:span><text:span text:style-name="T86"> </text:span><text:span text:style-name="T118">↔</text:span><text:span text:style-name="T87"> </text:span><text:span text:style-name="T54">宗教的 領導層（對於（</text:span><text:span text:style-name="T67">宗教的 領導層的）目的</text:span><text:span text:style-name="T54">）的 </text:span><text:span text:style-name="T24">包裝、掩護、誘餌</text:span>。</text:p>
                              <text:list>
                                <text:list-item>
                                  <text:p text:style-name="P81"><text:span text:style-name="T24">復明</text:span><text:span text:style-name="T86"> </text:span><text:span text:style-name="T118">↔</text:span><text:span text:style-name="T87"> 宗教的 國民群的 目的、目標、</text:span><text:span text:style-name="T24">（要 達成、實現 的）某一特定信念</text:span>。</text:p>
                                </text:list-item>
                              </text:list>
                            </text:list-item>
                            <text:list-item>
                              <text:p text:style-name="P77"><text:span text:style-name="T24">銀兩跟女人</text:span><text:span text:style-name="T86"> </text:span><text:span text:style-name="T118">↔</text:span><text:span text:style-name="T87"> </text:span><text:span text:style-name="T67">宗教的 領導層的 </text:span><text:span text:style-name="T87">目的、目標、</text:span><text:span text:style-name="T24">（要 達成的）某一特定信念</text:span>。</text:p>
                            </text:list-item>
                            <text:list-item>
                              <text:p text:style-name="P192"><text:span text:style-name="T54">明顯例子，宗教的 國民群</text:span><text:span text:style-name="T53"> </text:span><text:span text:style-name="T118">↔</text:span><text:span text:style-name="T54"> 水族館的 海豚。</text:span><text:span text:style-name="T107">（水族館</text:span><text:span text:style-name="T108"> </text:span><text:span text:style-name="T109">↔</text:span><text:span text:style-name="T107"> 宗教）</text:span></text:p>
                              <text:list>
                                <text:list-item>
                                  <text:p text:style-name="P193"><text:span text:style-name="T54">宗教的 領導層</text:span><text:span text:style-name="T53"> </text:span><text:span text:style-name="T118">↔</text:span><text:span text:style-name="T54">（海豚的）飼育員。</text:span></text:p>
                                </text:list-item>
                                <text:list-item>
                                  <text:p text:style-name="P194"><text:span text:style-name="T54">宗教的 領導層、國民群 的 共同的 手段</text:span><text:span text:style-name="T53"> </text:span><text:span text:style-name="T118">↔</text:span><text:span text:style-name="T54"> </text:span><text:span text:style-name="T66">運動</text:span><text:span text:style-name="T54">。</text:span></text:p>
                                  <text:list>
                                    <text:list-item>
                                      <text:p text:style-name="P230">明顯例子，海豚的 飼育員 指揮（手部運動）。</text:p>
                                    </text:list-item>
                                    <text:list-item>
                                      <text:p text:style-name="P230">明顯例子，水族館的 海豚 跳水（全身運動）。</text:p>
                                    </text:list-item>
                                  </text:list>
                                </text:list-item>
                                <text:list-item>
                                  <text:p text:style-name="P195"><text:span text:style-name="T54">宗教的 領導層的 誘餌</text:span><text:span text:style-name="T53"> </text:span><text:span text:style-name="T118">↔</text:span><text:span text:style-name="T54"> 食物。</text:span></text:p>
                                </text:list-item>
                                <text:list-item>
                                  <text:p text:style-name="P195"><text:span text:style-name="T54">宗教的 國民群的 目的</text:span><text:span text:style-name="T53"> </text:span><text:span text:style-name="T118">↔</text:span><text:span text:style-name="T54"> </text:span><text:span text:style-name="T65">吃到（表演完成 之後，飼育員 給的）食物</text:span><text:span text:style-name="T54">。</text:span></text:p>
                                </text:list-item>
                                <text:list-item>
                                  <text:p text:style-name="P196"><text:span text:style-name="T54">宗教的 領導層的 目的</text:span><text:span text:style-name="T53"> </text:span><text:span text:style-name="T118">↔</text:span><text:span text:style-name="T54">(讓 參觀 水族館的 觀眾 娛樂，</text:span><text:span text:style-name="T95">收門票</text:span><text:span text:style-name="T54">、）領薪水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2"><text:bookmark-start text:name="舍利子"/>舍利子<text:bookmark-end text:name="舍利子"/></text:p>
          <text:list>
            <text:list-item>
              <text:p text:style-name="P113">蛋白質、自然現象。</text:p>
            </text:list-item>
            <text:list-item>
              <text:p text:style-name="P113">假定，某一特定個體 有 精巢。</text:p>
              <text:list>
                <text:list-item>
                  <text:p text:style-name="P114">假定，該個體 禁慾。</text:p>
                  <text:list>
                    <text:list-item>
                      <text:p text:style-name="P114">禁慾 是 沒有 發洩性慾。</text:p>
                    </text:list-item>
                    <text:list-item>
                      <text:p text:style-name="P113">該個體 自然而然、理所當然，包覆（人類 認定的）舍利子。</text:p>
                    </text:list-item>
                  </text:list>
                </text:list-item>
                <text:list-item>
                  <text:p text:style-name="P113">明顯例子，假定，某一特定人類個體 禁慾。</text:p>
                  <text:list>
                    <text:list-item>
                      <text:p text:style-name="P113">假定，該人類個體 有 精巢。</text:p>
                      <text:list>
                        <text:list-item>
                          <text:p text:style-name="P113">假定，該人類個體的 精巢 正常運作。</text:p>
                        </text:list-item>
                        <text:list-item>
                          <text:p text:style-name="P113">該人類個體 自然而然、理所當然，有 包覆（人類 認定的）舍利子。</text:p>
                        </text:list-item>
                      </text:list>
                    </text:list-item>
                    <text:list-item>
                      <text:p text:style-name="P115">假定，該人類個體 沒有 精巢。</text:p>
                      <text:list>
                        <text:list-item>
                          <text:p text:style-name="P115">該人類個體 自然而然、理所當然，沒有 包覆（人類 認定的）舍利子。</text:p>
                        </text:list-item>
                      </text:list>
                    </text:list-item>
                  </text:list>
                </text:list-item>
                <text:list-item>
                  <text:p text:style-name="P113">舍利子 映射 蛋白質。</text:p>
                  <text:list>
                    <text:list-item>
                      <text:p text:style-name="P113">蛋白質 有機率映射 禁慾。</text:p>
                    </text:list-item>
                    <text:list-item>
                      <text:p text:style-name="P113">某一特定個體 包覆 舍利子，不代表 該個體 禁慾。</text:p>
                      <text:list>
                        <text:list-item>
                          <text:p text:style-name="P232">假定，該個體 沒有 禁慾，該個體 有 包覆 舍利子。</text:p>
                          <text:list>
                            <text:list-item>
                              <text:p text:style-name="P116"><text:span text:style-name="T47">明顯例子，該個體，蛋白質攝取 </text:span><text:span text:style-name="T88">≥</text:span><text:span text:style-name="T47"> 蛋白質代謝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3">某一特定個體 禁慾，不代表 該個體 包覆 舍利子。</text:p>
                      <text:list>
                        <text:list-item>
                          <text:p text:style-name="P234">假定，該個體 有 禁慾，該個體 沒有 包覆 舍利子。</text:p>
                          <text:list>
                            <text:list-item>
                              <text:p text:style-name="P234">明顯例子，該個體的 精巢，間斷性運作、沒有運作、異常運作。</text:p>
                            </text:list-item>
                            <text:list-item>
                              <text:p text:style-name="P117"><text:span text:style-name="T47">明顯例子，該個體，蛋白質代謝 </text:span><text:span text:style-name="T88">≥</text:span><text:span text:style-name="T48"> </text:span><text:span text:style-name="T47">精巢產出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34"><text:bookmark-start text:name="宗教行為"/>宗教行為<text:bookmark-end text:name="宗教行為"/></text:p>
          <text:list>
            <text:list-item>
              <text:p text:style-name="P234">拜拜、禱告。</text:p>
              <text:list>
                <text:list-item>
                  <text:p text:style-name="P241">假定，該個體的 本能、傳承 夠高，該個體 能夠 感受、感測、看到 某一特定意識層個體。</text:p>
                  <text:list>
                    <text:list-item>
                      <text:p text:style-name="P235">單工、半雙工、雙工。</text:p>
                      <text:list>
                        <text:list-item>
                          <text:p text:style-name="P118"><text:span text:style-name="T51">該個體、</text:span><text:span text:style-name="T50">該</text:span><text:span text:style-name="T51">意識層個體 感測、交互作用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9"><text:span text:style-name="T51">假定，該個體的 本能、傳承 不夠高，該個體 無法 </text:span><text:span text:style-name="T50">感受、感測、看到 該意識層個體。</text:span></text:p>
                  <text:list>
                    <text:list-item>
                      <text:p text:style-name="P242">單工、半雙工。</text:p>
                      <text:list>
                        <text:list-item>
                          <text:p text:style-name="P242">該個體 發送 訊號。</text:p>
                        </text:list-item>
                        <text:list-item>
                          <text:p text:style-name="P243">該意識層個體 接收 訊號。</text:p>
                        </text:list-item>
                        <text:list-item>
                          <text:p text:style-name="P243">該意識層個體 發送 訊號。</text:p>
                          <text:list>
                            <text:list-item>
                              <text:p text:style-name="P243">該個體 接收不到 訊號。</text:p>
                            </text:list-item>
                            <text:list-item>
                              <text:p text:style-name="P243">該個體 有機率使用 硬幣、骰子、撲克牌 擲杯，接收 訊號。</text:p>
                              <text:list>
                                <text:list-item>
                                  <text:p text:style-name="P118"><text:span text:style-name="T50">擲杯的 結果種類 有 無杯、笑杯、聖杯。</text:span><text:span text:style-name="T90">（、立杯）</text:span></text:p>
                                </text:list-item>
                              </text:list>
                            </text:list-item>
                            <text:list-item>
                              <text:p text:style-name="P242">該個體 有機率使用 自言自語、使用工具，接收 訊號。</text:p>
                              <text:list>
                                <text:list-item>
                                  <text:p text:style-name="P242">明顯例子，塔羅牌。</text:p>
                                  <text:list>
                                    <text:list-item>
                                      <text:p text:style-name="P119"><text:span text:style-name="T50">自言自語 發問 →</text:span><text:span text:style-name="T52"> 複誦問題、洗牌 →</text:span><text:span text:style-name="T53"> 複誦問題、抽牌 →</text:span><text:span text:style-name="T55"> 讀牌</text:span><text:span text:style-name="T53">。</text:span></text:p>
                                    </text:list-item>
                                    <text:list-item>
                                      <text:p text:style-name="P119"><text:span text:style-name="T53">塔羅牌 </text:span><text:span text:style-name="T118">↔</text:span><text:span text:style-name="T54"> 工具。</text:span></text:p>
                                      <text:list>
                                        <text:list-item>
                                          <text:p text:style-name="P231">發問 <text:span text:style-name="T117">↔</text:span> 該個體 發送 訊號，該意識層個體 接收 訊號。</text:p>
                                        </text:list-item>
                                        <text:list-item>
                                          <text:p text:style-name="P231">洗牌、抽牌 <text:span text:style-name="T117">↔</text:span> 該意識層個體 發送 訊號，影響、擾動 該個體。</text:p>
                                        </text:list-item>
                                        <text:list-item>
                                          <text:p text:style-name="P119"><text:span text:style-name="T50">讀牌 </text:span><text:span text:style-name="T119">↔</text:span><text:span text:style-name="T55"> 該個體 接收 訊號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6">該個體 獨自 接收 訊號，有機率發生 問題。</text:p>
                          <text:list>
                            <text:list-item>
                              <text:p text:style-name="P237">原因很明顯，請神容易，送神難。</text:p>
                              <text:list>
                                <text:list-item>
                                  <text:p text:style-name="P244">神 有機率是 邪神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6">該個體 在 公開場所、公用場所、有其他個體存在的場所 接收 訊號，相對 安全。</text:p>
                          <text:list>
                            <text:list-item>
                              <text:p text:style-name="P238">公開場所、公用場所 不是 隨便、任意 的 公開場所、公用場所。</text:p>
                            </text:list-item>
                            <text:list-item>
                              <text:p text:style-name="P238">公開場所、公用場所 是 有 其他個體 在現場、在旁邊 的 公開場所、公用場所。</text:p>
                              <text:list>
                                <text:list-item>
                                  <text:p text:style-name="P236">其他個體 不是 隨便、任意 的 其他個體。</text:p>
                                </text:list-item>
                                <text:list-item>
                                  <text:p text:style-name="P120"><text:span text:style-name="T51">其他個體 是 </text:span><text:span text:style-name="T50">本能、傳承 夠高，的 其他個體。</text:span></text:p>
                                </text:list-item>
                                <text:list-item>
                                  <text:p text:style-name="P245">其他個體 是 能夠 感受、感測、交互作用 該意識層個體，的 其他個體。</text:p>
                                  <text:list>
                                    <text:list-item>
                                      <text:p text:style-name="P246">假定，該意識層個體 試圖 跟著 離開 <text:span text:style-name="T92">公開</text:span>場所<text:span text:style-name="T92">、公用場所</text:span>。</text:p>
                                      <text:list>
                                        <text:list-item>
                                          <text:p text:style-name="P245">該其他個體 有機率 提醒、協助 該個體。</text:p>
                                        </text:list-item>
                                        <text:list-item>
                                          <text:p text:style-name="P245">該其他個體 有機率 提醒、制止 該意識層個體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39">原因很明顯，該意識層個體 有機率跟著 離開 公開場所、公用場所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2">心誠則靈。</text:p>
                      <text:list>
                        <text:list-item>
                          <text:p text:style-name="P242">該個體 不需要 特地到 某一特定地方 拜拜、禱告。</text:p>
                          <text:list>
                            <text:list-item>
                              <text:p text:style-name="P242">明顯例子，該個體 不需要 浪費 時間、體力、資源，特地到 宗教場所 拜拜。</text:p>
                            </text:list-item>
                            <text:list-item>
                              <text:p text:style-name="P247">明顯例子，該個體 不需要 浪費 時間、體力、資源，特地到 宗教場所 禱告。</text:p>
                            </text:list-item>
                          </text:list>
                        </text:list-item>
                        <text:list-item>
                          <text:p text:style-name="P242">該個體 隨時、隨地 都能 拜拜、禱告。</text:p>
                          <text:list>
                            <text:list-item>
                              <text:p text:style-name="P242">明顯例子，該個體 隨時 都能 在 家裡 拜拜、禱告。</text:p>
                            </text:list-item>
                            <text:list-item>
                              <text:p text:style-name="P242">明顯例子，該個體 隨地 都能 在 睡前 拜拜、禱告。</text:p>
                              <text:list>
                                <text:list-item>
                                  <text:p text:style-name="P242">拜拜 不是 站直、拿香、燒香。</text:p>
                                </text:list-item>
                                <text:list-item>
                                  <text:p text:style-name="P242">拜拜 是 不拘形式、心裡默想、自言自語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0">燒香、焚香、進香、繞境、陣頭、誦經、祭拜、跪拜、打鼓、鳴笛、放鞭炮、放沖天炮、放低空彩炮、撒紙錢、燒紙錢、燒紙船、放天燈、放水燈、掛燈籠。</text:p>
              <text:list>
                <text:list-item>
                  <text:p text:style-name="P121">噪音汙染。</text:p>
                </text:list-item>
                <text:list-item>
                  <text:p text:style-name="P122">空氣汙染。</text:p>
                </text:list-item>
                <text:list-item>
                  <text:p text:style-name="P121">擾亂交通。</text:p>
                </text:list-item>
                <text:list-item>
                  <text:p text:style-name="P201"><text:span text:style-name="T95">入侵道路。</text:span><text:span text:style-name="T106">（明顯例子，掛在 路上的 燈籠 斷掉，飄落到 道路、鐵軌，造成 誤點、事故）</text:span></text:p>
                </text:list-item>
                <text:list-item>
                  <text:p text:style-name="P122">汙染環境。</text:p>
                </text:list-item>
                <text:list-item>
                  <text:p text:style-name="P122">汙染自然。</text:p>
                </text:list-item>
                <text:list-item>
                  <text:p text:style-name="P122">製造垃圾。</text:p>
                </text:list-item>
                <text:list-item>
                  <text:p text:style-name="P122">國民群 越相信、越堅信、越臣服 投影世界觀，領導層 越容易 控制、操控、遙控 國民群。</text:p>
                  <text:list>
                    <text:list-item>
                      <text:p text:style-name="P122">宗教、習俗 是 馴化 國民群的 工具。</text:p>
                      <text:list>
                        <text:list-item>
                          <text:p text:style-name="P122">極端優良、零成本。</text:p>
                        </text:list-item>
                        <text:list-item>
                          <text:p text:style-name="P123"><text:span text:style-name="T16">明顯例子，某一特定個體 在 黑暗的空間、</text:span><text:span text:style-name="T73">史金納箱</text:span><text:span text:style-name="T16"> 當中，點火、點燈。</text:span></text:p>
                          <text:list>
                            <text:list-item>
                              <text:p text:style-name="P130">領導層 <text:span text:style-name="T117">↔</text:span> 該個體。</text:p>
                            </text:list-item>
                            <text:list-item>
                              <text:p text:style-name="P122"><text:span text:style-name="T16">國民群 </text:span><text:span text:style-name="T120">↔</text:span><text:span text:style-name="T17"> 有趨光性的 昆蟲。</text:span></text:p>
                            </text:list-item>
                            <text:list-item>
                              <text:p text:style-name="P130">宗教、習俗 <text:span text:style-name="T117">↔</text:span> 蠟燭、電燈、某一特定發光體。</text:p>
                            </text:list-item>
                            <text:list-item>
                              <text:p text:style-name="P130">假定，該個體 想要 昆蟲 往左邊飛、往右邊飛、做出某一特定動作。</text:p>
                              <text:list>
                                <text:list-item>
                                  <text:p text:style-name="P130">該個體 不用 一個、一個 昆蟲 抓。</text:p>
                                </text:list-item>
                                <text:list-item>
                                  <text:p text:style-name="P130">該個體 只要 移動、修改、改變 蠟燭的 位置、速度、亮度。</text:p>
                                </text:list-item>
                                <text:list-item>
                                  <text:p text:style-name="P130">昆蟲 就會 跟著 蠟燭 運動。</text:p>
                                </text:list-item>
                                <text:list-item>
                                  <text:p text:style-name="P130">該個體的 目的、目標 輕易、輕鬆 達到。</text:p>
                                </text:list-item>
                                <text:list-item>
                                  <text:p text:style-name="P130">昆蟲 不在乎，蠟燭 為什麼會發光、為什麼要發光、為什麼會移動。</text:p>
                                </text:list-item>
                                <text:list-item>
                                  <text:p text:style-name="P130">昆蟲 只在乎、一昧追逐、無腦追逐 發光的 蠟燭。</text:p>
                                </text:list-item>
                                <text:list-item>
                                  <text:p text:style-name="P130">昆蟲 有機率只會看到 蠟燭的 一部分，不會看到、無法看到 蠟燭的 全貌。</text:p>
                                  <text:list>
                                    <text:list-item>
                                      <text:p text:style-name="P131">明顯例子，假定，蠟燭的 光 只有照射到 蠟燭的上半部。</text:p>
                                      <text:list>
                                        <text:list-item>
                                          <text:p text:style-name="P131">昆蟲 有機率只會看到 蠟燭的上半部。</text:p>
                                        </text:list-item>
                                        <text:list-item>
                                          <text:p text:style-name="P130">昆蟲 有機率無法看到 蠟燭的下半部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32">該個體 有機率能夠 操控 亮度。</text:p>
                                      <text:list>
                                        <text:list-item>
                                          <text:p text:style-name="P132">讓 昆蟲 看到，該個體 想要，昆蟲 看到的 部分、資訊、情報。</text:p>
                                        </text:list-item>
                                        <text:list-item>
                                          <text:p text:style-name="P132">明顯例子，情報封鎖、情報扭曲、情報操作。</text:p>
                                        </text:list-item>
                                        <text:list-item>
                                          <text:p text:style-name="P132">假定，某一特定昆蟲 想要 探索、瞭解、公開 蠟燭的下半部。</text:p>
                                          <text:list>
                                            <text:list-item>
                                              <text:p text:style-name="P132">該昆蟲 有機率被 該個體、該個體操控的蠟燭、其他昆蟲 攻擊。</text:p>
                                            </text:list-item>
                                            <text:list-item>
                                              <text:p text:style-name="P132">明顯例子，螃蟹理論、攻擊異己、獵巫異端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30">狂熱的 昆蟲 被 火 傷害，也在所不惜。</text:p>
                                  <text:list>
                                    <text:list-item>
                                      <text:p text:style-name="P130">明顯例子，飛蛾撲火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2">只在乎 現象，不在乎 本質。</text:p>
                </text:list-item>
                <text:list-item>
                  <text:p text:style-name="P122">只感測 表象，不探索 原理。</text:p>
                </text:list-item>
                <text:list-item>
                  <text:p text:style-name="P133">科學、科技 有 傳承，宗教、習俗 有 傳承。</text:p>
                  <text:list>
                    <text:list-item>
                      <text:p text:style-name="P133">宗教、習俗 是 人類 認定的 宗教、習俗。</text:p>
                    </text:list-item>
                  </text:list>
                </text:list-item>
                <text:list-item>
                  <text:p text:style-name="P134">科學、科技 日日更新，宗教、習俗 老調重彈。</text:p>
                </text:list-item>
                <text:list-item>
                  <text:p text:style-name="P135">科學、科技 探索未知，宗教、習俗 排列組合。</text:p>
                </text:list-item>
                <text:list-item>
                  <text:p text:style-name="P148">科學、科技 質疑解惑，宗教、習俗 不容質疑。</text:p>
                  <text:list>
                    <text:list-item>
                      <text:p text:style-name="P149">不容質疑 的 明顯例子，假定，某一特定個體 質疑、查驗、評論 某一特定 宗教、習俗。</text:p>
                      <text:list>
                        <text:list-item>
                          <text:p text:style-name="P149">假定，某一特定信念個體 相信、堅信、信仰，該宗教、該習俗 的 投影世界觀。</text:p>
                          <text:list>
                            <text:list-item>
                              <text:p text:style-name="P149">明顯例子，贖罪卷。</text:p>
                            </text:list-item>
                          </text:list>
                        </text:list-item>
                        <text:list-item>
                          <text:p text:style-name="P149">該信念個體 有機率 攻擊、傷害、獵巫 該個體。</text:p>
                          <text:list>
                            <text:list-item>
                              <text:p text:style-name="P149">明顯例子，地圓說、地動說、中世紀獵巫、<text:span text:style-name="T44">√</text:span><text:span text:style-name="T72">2、特斯拉的無限能源</text:span>。</text:p>
                            </text:list-item>
                          </text:list>
                        </text:list-item>
                        <text:list-item>
                          <text:p text:style-name="P149">該信念個體 有機率發動 信念戰爭。</text:p>
                          <text:list>
                            <text:list-item>
                              <text:p text:style-name="P149">明顯例子，十字軍東征、義和團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9">科學、科技 實驗驗證，宗教、習俗 獵巫異端。</text:p>
                </text:list-item>
                <text:list-item>
                  <text:p text:style-name="P135">科學、科技 突破發展，宗教、習俗 向下沉淪。</text:p>
                </text:list-item>
                <text:list-item>
                  <text:p text:style-name="P135">科學、科技 團隊合作，宗教、習俗 閉門造車。</text:p>
                </text:list-item>
                <text:list-item>
                  <text:p text:style-name="P136">科學、科技 站在肩膀，宗教、習俗 螃蟹理論。</text:p>
                </text:list-item>
                <text:list-item>
                  <text:p text:style-name="P137">科學、科技 有 持續發展，宗教、習俗 沒有 持續發展。</text:p>
                </text:list-item>
                <text:list-item>
                  <text:p text:style-name="P137">科學、科技 有 科學奇異點，神學、宗教 沒有 神學奇異點，習俗 沒有 文化學奇異點。</text:p>
                  <text:list>
                    <text:list-item>
                      <text:p text:style-name="P138">科學、科技 有 科學奇異點 是 人類的 科學、科技，有 發展出 科學奇異點。</text:p>
                    </text:list-item>
                    <text:list-item>
                      <text:p text:style-name="P139">神學、宗教 沒有 神學奇異點 不是 神學、宗教，沒有 神學奇異點。</text:p>
                    </text:list-item>
                    <text:list-item>
                      <text:p text:style-name="P139">神學、宗教 沒有 神學奇異點 是 人類的 神學、宗教，沒有 發展出 神學奇異點。</text:p>
                    </text:list-item>
                    <text:list-item>
                      <text:p text:style-name="P139">習俗 沒有 文化學奇異點 不是 習俗，沒有 文化學奇異點。</text:p>
                    </text:list-item>
                    <text:list-item>
                      <text:p text:style-name="P139">習俗 沒有 文化學奇異點 是 人類的 習俗，沒有 發展出 文化學奇異點。</text:p>
                    </text:list-item>
                  </text:list>
                </text:list-item>
                <text:list-item>
                  <text:p text:style-name="P140">物質文明 有 科學奇異點，精神文明 沒有 神學奇異點、文化學奇異點。</text:p>
                  <text:list>
                    <text:list-item>
                      <text:p text:style-name="P141">物質文明 有 科學奇異點 是 人類的 物質文明，有 發展出 宗教奇異點。</text:p>
                    </text:list-item>
                    <text:list-item>
                      <text:p text:style-name="P142">精神文明 沒有 神學奇異點 不是 精神文明，沒有 神學奇異點。</text:p>
                    </text:list-item>
                    <text:list-item>
                      <text:p text:style-name="P142">精神文明 沒有 神學奇異點 是 人類的 精神文明，沒有 發展出 神學奇異點。</text:p>
                    </text:list-item>
                    <text:list-item>
                      <text:p text:style-name="P142">精神文明 沒有 文化學奇異點 不是 精神文明，沒有 文化學奇異點。</text:p>
                    </text:list-item>
                    <text:list-item>
                      <text:p text:style-name="P142">精神文明 沒有 文化學奇異點 是 人類的 精神文明，沒有 發展出 文化學奇異點。</text:p>
                    </text:list-item>
                  </text:list>
                </text:list-item>
                <text:list-item>
                  <text:p text:style-name="P133">物質文明 加速 發展，精神文明 加速 原地踏步、降低、退化。</text:p>
                </text:list-item>
                <text:list-item>
                  <text:p text:style-name="P133">使用 儀式感、參與感、沉浸感 鞏固、強化、增幅，宗教信徒的 信念。</text:p>
                </text:list-item>
              </text:list>
            </text:list-item>
            <text:list-item>
              <text:p text:style-name="P124">祭意識層個體。</text:p>
              <text:list>
                <text:list-item>
                  <text:p text:style-name="P124">祭意識層個體 是 發出交易請求、進行交易、履行承諾。</text:p>
                  <text:list>
                    <text:list-item>
                      <text:p text:style-name="P124">交易的 控制權 在 意識層個體 手上。</text:p>
                    </text:list-item>
                    <text:list-item>
                      <text:p text:style-name="P125">發出交易請求 的 明顯例子，（人類 認定的）獻祭、祭壇、供品、跪拜、陣行。</text:p>
                    </text:list-item>
                    <text:list-item>
                      <text:p text:style-name="P125">進行交易 的 明顯例子，（人類 認定的）跟惡魔交易、神靈附身、邪靈附身。</text:p>
                    </text:list-item>
                    <text:list-item>
                      <text:p text:style-name="P126">履行承諾 的 明顯例子，（人類 認定的）收割靈魂、還願、纏身。</text:p>
                    </text:list-item>
                    <text:list-item>
                      <text:p text:style-name="P126">假定，交易合約、交易條件 沒有 共識、清晰、清楚。</text:p>
                      <text:list>
                        <text:list-item>
                          <text:p text:style-name="P126">進行 祭意識層個體 的 某一特定個體，有機率 要付出 超出 該個體 認定的 代價。</text:p>
                        </text:list-item>
                      </text:list>
                    </text:list-item>
                    <text:list-item>
                      <text:p text:style-name="P127">明顯例子，假定，該個體 想要成為 世界首富。</text:p>
                      <text:list>
                        <text:list-item>
                          <text:p text:style-name="P127">假定，該個體 進行 祭意識層個體。</text:p>
                        </text:list-item>
                        <text:list-item>
                          <text:p text:style-name="P128">該個體 有機率認定 只需要 供品。</text:p>
                        </text:list-item>
                        <text:list-item>
                          <text:p text:style-name="P128">該意識層個體 有機率要求 定期提供 供品。</text:p>
                        </text:list-item>
                        <text:list-item>
                          <text:p text:style-name="P128">假定，某一特定意識層個體 成功，讓 該個體 成為 世界首富。</text:p>
                          <text:list>
                            <text:list-item>
                              <text:p text:style-name="P128">該意識層個體 有機率要求 尾款。</text:p>
                              <text:list>
                                <text:list-item>
                                  <text:p text:style-name="P128">該意識層個體 有機率認定，一開始的 供品 是 頭款。</text:p>
                                </text:list-item>
                                <text:list-item>
                                  <text:p text:style-name="P128">該個體 有機率認定，一開始的 供品 是 一次付清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8">該個體 有機率 不給尾款、不知道要給尾款。</text:p>
                          <text:list>
                            <text:list-item>
                              <text:p text:style-name="P128">該意識層個體 有機率 傷害、攻擊、殲滅 該個體。</text:p>
                            </text:list-item>
                          </text:list>
                        </text:list-item>
                        <text:list-item>
                          <text:p text:style-name="P128">該個體 有機率 把尾款的責任轉嫁給其他個體。</text:p>
                        </text:list-item>
                      </text:list>
                    </text:list-item>
                  </text:list>
                </text:list-item>
                <text:list-item>
                  <text:p text:style-name="P129">假定，某一特定個體 祭意識層個體。</text:p>
                  <text:list>
                    <text:list-item>
                      <text:p text:style-name="P129">該個體的 交易對象 不一定是，該個體 認定的 交易對象。</text:p>
                      <text:list>
                        <text:list-item>
                          <text:p text:style-name="P129">明顯例子，假定，該個體 祭祖。</text:p>
                          <text:list>
                            <text:list-item>
                              <text:p text:style-name="P129">該個體 認定的 交易對象 是 自己的 祖代。</text:p>
                              <text:list>
                                <text:list-item>
                                  <text:p text:style-name="P129">該個體 認定的 交易對象 是 自己的 祖代的 意識層個體。</text:p>
                                </text:list-item>
                              </text:list>
                            </text:list-item>
                            <text:list-item>
                              <text:p text:style-name="P129">該個體的 交易對象 有機率是 其他意識層個體、（人類 認定的）浮游靈、邪靈。</text:p>
                              <text:list>
                                <text:list-item>
                                  <text:p text:style-name="P129">原因很明顯，該個體的 祖代的 意識層個體 有機率 投胎、離開地球、旅行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8">跪拜。</text:p>
              <text:list>
                <text:list-item>
                  <text:p text:style-name="P248">跪拜 是 跪拜 無機體個體、有機體個體、游離體個體。</text:p>
                  <text:list>
                    <text:list-item>
                      <text:p text:style-name="P248">明顯例子，跪拜 偶像、（人類 認定的）活人、社團組織。</text:p>
                    </text:list-item>
                  </text:list>
                </text:list-item>
                <text:list-item>
                  <text:p text:style-name="P248">明顯例子，某一特定人類個體的 紅血球個體 不搬運 氧氣。</text:p>
                  <text:list>
                    <text:list-item>
                      <text:p text:style-name="P249">紅血球個體 跪拜 偶像、活著的細胞個體、血液循環系統個體。</text:p>
                    </text:list-item>
                    <text:list-item>
                      <text:p text:style-name="P250">紅血球個體 跪拜 該人類個體、其他人類個體、其他人類個體的人體、其他個體、一切。</text:p>
                      <text:list>
                        <text:list-item>
                          <text:p text:style-name="P248">紅血球個體 把 搬運氧氣的 時間、空間、精力、資源、原物料、專注力 用在 跪拜。</text:p>
                        </text:list-item>
                      </text:list>
                    </text:list-item>
                    <text:list-item>
                      <text:p text:style-name="P251">紅血球個體 有機率浪費 養分、資源、原物料，進行 <text:span text:style-name="T92">燒香、焚香、進香、繞境、陣頭。</text:span></text:p>
                      <text:list>
                        <text:list-item>
                          <text:p text:style-name="P252">紅血球個體 有機率不搬運 氧氣，進行 <text:span text:style-name="T92">燒香、焚香、進香、繞境、陣頭、誦經</text:span>。</text:p>
                          <text:list>
                            <text:list-item>
                              <text:p text:style-name="P253">紅血球個體 有機率把 搬運氧氣的 時間、空間、精力、資源、原物料、專注力。</text:p>
                              <text:list>
                                <text:list-item>
                                  <text:p text:style-name="P253">用在 <text:span text:style-name="T92">燒香、焚香、進香、繞境、陣頭、誦經、念佛、超渡、祭拜、跪拜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54">紅血球個體 有機率 汙染血液循環系統、毒化血液循環系統。</text:p>
                        </text:list-item>
                        <text:list-item>
                          <text:p text:style-name="P255">紅血球個體 有機率 汙染人體、毒化人體。</text:p>
                        </text:list-item>
                        <text:list-item>
                          <text:p text:style-name="P256">紅血球個體 有機率 浪費時間、浪費空間、浪費資源。</text:p>
                        </text:list-item>
                        <text:list-item>
                          <text:p text:style-name="P257">紅血球個體 有機率 癌化、釋放有害物質 傷害 人體、其他細胞個體。</text:p>
                        </text:list-item>
                      </text:list>
                    </text:list-item>
                  </text:list>
                </text:list-item>
                <text:list-item>
                  <text:p text:style-name="P258"><text:span text:style-name="T25">神學、哲學、數學、物理學、化學、生物學、考古學、歷史學 研究、發展</text:span> 不是 宗教行為。</text:p>
                </text:list-item>
                <text:list-item>
                  <text:p text:style-name="P259"><text:span text:style-name="T25">神學、哲學、數學、物理學、化學、生物學、考古學、歷史學 研究、發展</text:span> 是 日常生活。</text:p>
                  <text:list>
                    <text:list-item>
                      <text:p text:style-name="P260">明顯例子，爬山 有機率 運用到、非監督式學習到 <text:span text:style-name="T25">物理學、</text:span>生物學<text:span text:style-name="T25">、考古學、歷史學</text:span>。</text:p>
                      <text:list>
                        <text:list-item>
                          <text:p text:style-name="P261">假定，爬山 是 某一特定個體 的 日常生活。</text:p>
                          <text:list>
                            <text:list-item>
                              <text:p text:style-name="P261">日常生活 是 平常行動、休閒活動、定期運動。</text:p>
                            </text:list-item>
                            <text:list-item>
                              <text:p text:style-name="P260"><text:span text:style-name="T25">物理學、</text:span>生物學<text:span text:style-name="T25">、考古學、歷史學 研究、發展、</text:span>維持<text:span text:style-name="T25"> </text:span><text:span text:style-name="T26">是 </text:span>該個體的 日常生活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62"><text:span text:style-name="T25">神學、哲學、數學、物理學、化學、生物學、考古學、歷史學 研究、發展</text:span> 是 修煉生活。</text:p>
                  <text:list>
                    <text:list-item>
                      <text:p text:style-name="P263">明顯例子，跨領域移植 工具，有機率 運用到、非監督式學習到 <text:span text:style-name="T25">神學、哲學、數學。</text:span></text:p>
                    </text:list-item>
                    <text:list-item>
                      <text:p text:style-name="P263">明顯例子，提升、昇華 工具，有機率 運用到、非監督式學習到 <text:span text:style-name="T25">神學、哲學、數學。</text:span></text:p>
                    </text:list-item>
                  </text:list>
                </text:list-item>
                <text:list-item>
                  <text:p text:style-name="P264"><text:span text:style-name="T25">研究、發展、</text:span>維持、提升、昇華 物質文明、精神文明、文明（本身）是 日常生活。</text:p>
                </text:list-item>
                <text:list-item>
                  <text:p text:style-name="P264"><text:span text:style-name="T25">研究、發展、</text:span>維持、提升、昇華 物質文明、精神文明、文明（本身）是 修煉生活。</text:p>
                </text:list-item>
              </text:list>
            </text:list-item>
            <text:list-item>
              <text:p text:style-name="P264">宗教行為、修煉生活。</text:p>
              <text:list>
                <text:list-item>
                  <text:p text:style-name="P264">宗教行為 是 本能、傳承、維持、降低、退化。<text:span text:style-name="T89">（、癌化）</text:span></text:p>
                  <text:list>
                    <text:list-item>
                      <text:p text:style-name="P143">本能法則、信念法則。</text:p>
                    </text:list-item>
                    <text:list-item>
                      <text:p text:style-name="P144">知道 要做什麼，有機率不知道 為什麼要這麼做，不會查驗 原因、因果、現象、本質。</text:p>
                      <text:list>
                        <text:list-item>
                          <text:p text:style-name="P266">明顯例子，史金納箱，鴿子 跳 祈食舞。</text:p>
                        </text:list-item>
                        <text:list-item>
                          <text:p text:style-name="P266">抽象例子，行人、汽車司機、進行定居的（先驅的子代）個體、在樹蔭休息的個體。</text:p>
                        </text:list-item>
                        <text:list-item>
                          <text:p text:style-name="P266">抽象例子，達克效應。</text:p>
                          <text:list>
                            <text:list-item>
                              <text:p text:style-name="P266">（停留在）知道 知道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5">維持、降低、退化 物質文明、精神文明、文明（本身）。</text:p>
                      <text:list>
                        <text:list-item>
                          <text:p text:style-name="P146">明顯例子，傳話遊戲。</text:p>
                        </text:list-item>
                        <text:list-item>
                          <text:p text:style-name="P202"><text:span text:style-name="T95">抽象例子，持續斷鏈 →</text:span><text:span text:style-name="T97"> 淪於形式 →</text:span><text:span text:style-name="T98"> </text:span><text:span text:style-name="T97">跟不上時代。</text:span></text:p>
                          <text:list>
                            <text:list-item>
                              <text:p text:style-name="P150">抽象例子，物質文明 修煉生活，精神文明 宗教行為。</text:p>
                              <text:list>
                                <text:list-item>
                                  <text:p text:style-name="P150">物質文明 在 工業時代。</text:p>
                                  <text:list>
                                    <text:list-item>
                                      <text:p text:style-name="P150">物質文明 從 石器時代 發展到 工業時代。</text:p>
                                    </text:list-item>
                                    <text:list-item>
                                      <text:p text:style-name="P150">物質文明 提升、昇華 到 工業時代。</text:p>
                                    </text:list-item>
                                  </text:list>
                                </text:list-item>
                                <text:list-item>
                                  <text:p text:style-name="P151">精神文明 在 石器時代。</text:p>
                                  <text:list>
                                    <text:list-item>
                                      <text:p text:style-name="P151">精神文明 維持在 石器時代。</text:p>
                                    </text:list-item>
                                    <text:list-item>
                                      <text:p text:style-name="P151">精神文明 降低、退化 到 石器時代。</text:p>
                                    </text:list-item>
                                  </text:list>
                                </text:list-item>
                                <text:list-item>
                                  <text:p text:style-name="P267">精神文明 跟不上 物質文明。</text:p>
                                  <text:list>
                                    <text:list-item>
                                      <text:p text:style-name="P267">物質文明 有 發展出 科學奇異點、物質文明奇異點。</text:p>
                                    </text:list-item>
                                    <text:list-item>
                                      <text:p text:style-name="P267">精神文明 沒有 發展出 神學奇異點、精神文明奇異點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03"><text:span text:style-name="T95">修煉生活 是 本能、傳承、新生、</text:span><text:span text:style-name="T96">研究、發展、</text:span><text:span text:style-name="T95">維持、提升、昇華。</text:span></text:p>
                  <text:list>
                    <text:list-item>
                      <text:p text:style-name="P152">物質層法則、意識層法則。</text:p>
                    </text:list-item>
                    <text:list-item>
                      <text:p text:style-name="P204"><text:span text:style-name="T96">有機率知道 要做什麼，有機率不知道 </text:span><text:span text:style-name="T95">為什麼要這麼做，會查驗 原因、因果、現象</text:span><text:span text:style-name="T96">。</text:span></text:p>
                      <text:list>
                        <text:list-item>
                          <text:p text:style-name="P266">明顯例子，科學，發現、驗證、重現、統計、研究原因、研究原因的原因、探究本質。</text:p>
                        </text:list-item>
                        <text:list-item>
                          <text:p text:style-name="P266">抽象例子，先驅、拓荒、修建道路、拓寬道路、維護道路、優化道路、發展交通工具。</text:p>
                        </text:list-item>
                        <text:list-item>
                          <text:p text:style-name="P266">抽象例子，達克效應。</text:p>
                          <text:list>
                            <text:list-item>
                              <text:p text:style-name="P205"><text:span text:style-name="T57">動態，知道 知道 →</text:span><text:span text:style-name="T58"> 知道 不知道 → 不知道 不知道 → 不知道 知道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6"><text:span text:style-name="T96">研究、發展、</text:span><text:span text:style-name="T95">維持、提升、昇華 物質文明、精神文明、文明（本身）、道、德、個體。</text:span></text:p>
                      <text:list>
                        <text:list-item>
                          <text:p text:style-name="P147">明顯例子，蓋房子。</text:p>
                        </text:list-item>
                        <text:list-item>
                          <text:p text:style-name="P206"><text:span text:style-name="T95">抽象例子，持續續鍊 →</text:span><text:span text:style-name="T97"> 設計、製造、使用 現象、本質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8">宮廟 不存在（人類 認定的）神、神靈、神靈附身。</text:p>
              <text:list>
                <text:list-item>
                  <text:p text:style-name="P248">（人類 認定的）神靈附身、邪靈附身、上帝附身、撒旦附身 是 意識層個體的 拿手好戲。</text:p>
                  <text:list>
                    <text:list-item>
                      <text:p text:style-name="P248">拿手好戲 是 技巧、科學、科技、工具、本能、傳承、第一層級法則、非監督式學習。</text:p>
                      <text:list>
                        <text:list-item>
                          <text:p text:style-name="P265">明顯例子，通靈板。</text:p>
                          <text:list>
                            <text:list-item>
                              <text:p text:style-name="P265">意識層個體 讓 自己的信徒 認定是，（人類 認定的）筆仙 迫使 通靈板 行動。</text:p>
                            </text:list-item>
                          </text:list>
                        </text:list-item>
                        <text:list-item>
                          <text:p text:style-name="P265">明顯例子，神轎。</text:p>
                          <text:list>
                            <text:list-item>
                              <text:p text:style-name="P265">意識層個體 讓 自己的信徒 認定是，（人類 認定的）神明 迫使 神轎 行動。</text:p>
                            </text:list-item>
                          </text:list>
                        </text:list-item>
                        <text:list-item>
                          <text:p text:style-name="P265">明顯例子，乩童。</text:p>
                          <text:list>
                            <text:list-item>
                              <text:p text:style-name="P265">意識層個體 讓 自己的信徒 認定是，（人類 認定的）神靈 迫使 乩童 行動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8">意識層個體的 信徒 越多，意識層個體 能夠 攝取到 更多的 能量、儲量。</text:p>
                      <text:list>
                        <text:list-item>
                          <text:p text:style-name="P248">明顯例子，水庫 越多，能夠 儲存、攝取、攝食 的 飲用水 越多。</text:p>
                          <text:list>
                            <text:list-item>
                              <text:p text:style-name="P248">水庫 <text:span text:style-name="T121">↔</text:span><text:span text:style-name="T93"> 意識層個體的 信徒。</text:span></text:p>
                            </text:list-item>
                            <text:list-item>
                              <text:p text:style-name="P248">飲用水 <text:span text:style-name="T121">↔</text:span><text:span text:style-name="T93"> 意識層個體的 信徒的 能量、儲量。</text:span></text:p>
                            </text:list-item>
                            <text:list-item>
                              <text:p text:style-name="P248">水庫的水 <text:span text:style-name="T122">↔</text:span><text:span text:style-name="T94"> 意識層個體的 信徒 在 日常生活 自然而然 累積的 能量、儲量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8">意識層個體 攝取 越多 能量、儲量，本能、傳承 越強大，道 越高。</text:p>
                      <text:list>
                        <text:list-item>
                          <text:p text:style-name="P248">能量、儲量 的 明顯例子，（張國松 認定的）磁流。</text:p>
                        </text:list-item>
                        <text:list-item>
                          <text:p text:style-name="P248">意識層個體 攝取的 能量、儲量，跟 德 無相關。</text:p>
                          <text:list>
                            <text:list-item>
                              <text:p text:style-name="P248">道 越高，德 不一定 越高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48">神靈附身、邪靈附身 的 明顯例子，義和團、死靈之書、（張國松的）<text:span text:style-name="T14">乩童與公廟的秘密。</text:span></text:p>
                  <text:list>
                    <text:list-item>
                      <text:p text:style-name="P331">（張國松 的 <text:span text:style-name="T14">乩童與公廟的秘密 在 </text:span><text:span text:style-name="T9">哲學</text:span><text:span text:style-name="T15"> 文件群的 </text:span><text:span text:style-name="T10">張國松</text:span><text:span text:style-name="T14">）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53"><text:bookmark-start text:name="訊息"/>訊息<text:bookmark-end text:name="訊息"/></text:p>
          <text:list>
            <text:list-item>
              <text:p text:style-name="P154">訊息。</text:p>
              <text:list>
                <text:list-item>
                  <text:p text:style-name="P154">不要 成立宗教、成立教會、教徒、強迫其他個體相信。</text:p>
                  <text:list>
                    <text:list-item>
                      <text:p text:style-name="P155">明顯例子，耶穌 沒有成立 基督教、基督教教會</text:p>
                      <text:list>
                        <text:list-item>
                          <text:p text:style-name="P155">耶穌 從來沒有 拜偶像、成立基督教。</text:p>
                        </text:list-item>
                        <text:list-item>
                          <text:p text:style-name="P155">耶穌 只有進行 聚會、活動。</text:p>
                        </text:list-item>
                        <text:list-item>
                          <text:p text:style-name="P155">耶穌 是 一神論者、神沒有形象論者、不拜偶像論者。</text:p>
                        </text:list-item>
                      </text:list>
                    </text:list-item>
                    <text:list-item>
                      <text:p text:style-name="P155">明顯例子，佛陀 沒有成立 佛教、佛教寺廟。</text:p>
                      <text:list>
                        <text:list-item>
                          <text:p text:style-name="P156">佛陀 從來沒有 拜偶像、成立佛教。</text:p>
                        </text:list-item>
                        <text:list-item>
                          <text:p text:style-name="P155">佛陀 只有進行 聚會、活動。</text:p>
                        </text:list-item>
                        <text:list-item>
                          <text:p text:style-name="P155">佛陀 是 無神論者、修煉論者、佛法僧論者。</text:p>
                        </text:list-item>
                      </text:list>
                    </text:list-item>
                    <text:list-item>
                      <text:p text:style-name="P155">明顯例子，老子 沒有成立 道教、道教道場。</text:p>
                      <text:list>
                        <text:list-item>
                          <text:p text:style-name="P156">老子 從來沒有 拜偶像、成立道教。</text:p>
                        </text:list-item>
                        <text:list-item>
                          <text:p text:style-name="P155">老子 只有進行 記載、記錄 書籍。</text:p>
                        </text:list-item>
                        <text:list-item>
                          <text:p text:style-name="P155">老子 是 無神論者、修煉論者、道德經論者。</text:p>
                        </text:list-item>
                      </text:list>
                    </text:list-item>
                    <text:list-item>
                      <text:p text:style-name="P321"><text:span text:style-name="T56">（詳細內容 在 </text:span><text:span text:style-name="T75">神、預言 (日月神示)</text:span><text:span text:style-name="T56"> 文件群的 </text:span><text:span text:style-name="T75">下之卷，第4帖</text:span><text:span text:style-name="T56">）</text:span></text:p>
                    </text:list-item>
                  </text:list>
                </text:list-item>
                <text:list-item>
                  <text:p text:style-name="P268">不要 跪拜、拜雕像、拜偶像、拜符號、拜象徵。</text:p>
                  <text:list>
                    <text:list-item>
                      <text:p text:style-name="P322"><text:span text:style-name="T56">（詳細內容 在 </text:span><text:span text:style-name="T75">神、預言 (日月神示)</text:span><text:span text:style-name="T56"> 文件群的 </text:span><text:span text:style-name="T75">下之卷，第</text:span><text:span text:style-name="T76">7</text:span><text:span text:style-name="T75">帖</text:span><text:span text:style-name="T56">）</text:span></text:p>
                    </text:list-item>
                    <text:list-item>
                      <text:p text:style-name="P323"><text:span text:style-name="T56">（詳細內容 在 </text:span><text:span text:style-name="T75">神、預言 (第2本)</text:span><text:span text:style-name="T56"> 文件群的 </text:span><text:span text:style-name="T11">信使（畫）</text:span><text:span text:style-name="T56">）</text:span></text:p>
                    </text:list-item>
                    <text:list-item>
                      <text:p text:style-name="P324"><text:span text:style-name="T56">（詳細內容 在 </text:span><text:span text:style-name="T75">神、預言 (以西結書)</text:span><text:span text:style-name="T56"> 文件群的 </text:span><text:span text:style-name="T34">第</text:span><text:span text:style-name="T77">6</text:span><text:span text:style-name="T34">章</text:span><text:span text:style-name="T56">）</text:span></text:p>
                    </text:list-item>
                    <text:list-item>
                      <text:p text:style-name="P325"><text:span text:style-name="T56">（詳細內容 在 </text:span><text:span text:style-name="T75">神、預言 (</text:span><text:span text:style-name="T35">出埃及記</text:span><text:span text:style-name="T75">)</text:span><text:span text:style-name="T56"> 文件群的 </text:span><text:span text:style-name="T79">第</text:span><text:span text:style-name="T78">3</text:span><text:span text:style-name="T79">2章</text:span><text:span text:style-name="T56">）</text:span></text:p>
                    </text:list-item>
                  </text:list>
                </text:list-item>
                <text:list-item>
                  <text:p text:style-name="P157">不要 設計、製造、使用 形象、<text:span text:style-name="T46">雕像</text:span>、<text:span text:style-name="T46">偶像、符號、象徵。</text:span></text:p>
                  <text:list>
                    <text:list-item>
                      <text:p text:style-name="P314"><text:span text:style-name="T46">（詳細內容 在 </text:span><text:span text:style-name="T74">神、預言 (第2本)</text:span><text:span text:style-name="T46"> 文件群的 </text:span><text:span text:style-name="T33">信使（畫）</text:span><text:span text:style-name="T46">）</text:span></text:p>
                    </text:list-item>
                    <text:list-item>
                      <text:p text:style-name="P326"><text:span text:style-name="T56">（詳細內容 在 </text:span><text:span text:style-name="T75">神、預言 (</text:span><text:span text:style-name="T80">出埃及記</text:span><text:span text:style-name="T75">)</text:span><text:span text:style-name="T56"> 文件群的 </text:span><text:span text:style-name="T79">第</text:span><text:span text:style-name="T78">3</text:span><text:span text:style-name="T79">2章</text:span><text:span text:style-name="T63">、</text:span><text:span text:style-name="T79">第</text:span><text:span text:style-name="T78">3</text:span><text:span text:style-name="T81">4</text:span><text:span text:style-name="T79">章</text:span><text:span text:style-name="T56">）</text:span></text:p>
                    </text:list-item>
                  </text:list>
                </text:list-item>
              </text:list>
            </text:list-item>
            <text:list-item>
              <text:p text:style-name="P157">其他訊息。</text:p>
              <text:list>
                <text:list-item>
                  <text:p text:style-name="P157">不要 迷信、盲信。</text:p>
                  <text:list>
                    <text:list-item>
                      <text:p text:style-name="P157">迷信 的 明顯例子，（馬爾庫塞 認定的）單維度的人。</text:p>
                      <text:list>
                        <text:list-item>
                          <text:p text:style-name="P315">（單維度的人 相關描述在 <text:span text:style-name="T29">哲學</text:span> 文件群的 <text:span text:style-name="T38">馬爾庫塞</text:span>）</text:p>
                        </text:list-item>
                      </text:list>
                    </text:list-item>
                    <text:list-item>
                      <text:p text:style-name="P158">不要（被動、被迫）<text:span text:style-name="T129">發散、維持、收斂</text:span>。</text:p>
                      <text:list>
                        <text:list-item>
                          <text:p text:style-name="P159">不要 被控制、被操控、被遙控 <text:span text:style-name="T129">發散、維持、收斂</text:span>。</text:p>
                          <text:list>
                            <text:list-item>
                              <text:p text:style-name="P160">明顯例子，奶嘴樂。</text:p>
                            </text:list-item>
                            <text:list-item>
                              <text:p text:style-name="P160">抽象例子，老鼠烏托邦。</text:p>
                            </text:list-item>
                            <text:list-item>
                              <text:p text:style-name="P161">抽象例子，只能在 現有、眼前、制式、框內、有限 的 選項、環境，做 選擇。</text:p>
                              <text:list>
                                <text:list-item>
                                  <text:p text:style-name="P162">只能從 現有、眼前、制式、框內、有限 的 選項、環境 當中，做 選擇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3">要（主動）<text:span text:style-name="T129">發散、維持、收斂。</text:span></text:p>
                      <text:list>
                        <text:list-item>
                          <text:p text:style-name="P164"><text:span text:style-name="T129">要 好奇、紀錄、歸納</text:span>。</text:p>
                          <text:list>
                            <text:list-item>
                              <text:p text:style-name="P165">好奇 的 明顯例子，（亞里斯多德 認定的）<text:span text:style-name="T129">求知、探索原因、追求真理</text:span>。</text:p>
                              <text:list>
                                <text:list-item>
                                  <text:p text:style-name="P316">（相關描述在 <text:span text:style-name="T29">哲學</text:span> 文件群的 <text:span text:style-name="T38">亞里斯多德</text:span>）</text:p>
                                </text:list-item>
                              </text:list>
                            </text:list-item>
                            <text:list-item>
                              <text:p text:style-name="P163"><text:span text:style-name="T129">要 好奇、驗證、重現、思考、討論、探索、追求、記憶、紀錄、歸納、傳承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7">邪惡<text:bookmark-start text:name="邪惡宗教"/>宗教<text:bookmark-end text:name="邪惡宗教"/><text:span text:style-name="T116">、邪教</text:span></text:p>
          <text:list>
            <text:list-item>
              <text:p text:style-name="P207"><text:span text:style-name="T95">邪惡宗教 常見</text:span><text:span text:style-name="T99">的 顯性特徵。</text:span></text:p>
              <text:list>
                <text:list-item>
                  <text:p text:style-name="P207"><text:span text:style-name="T59">PUA</text:span><text:span text:style-name="T99">。</text:span></text:p>
                </text:list-item>
                <text:list-item>
                  <text:p text:style-name="P269">情緒勒索。</text:p>
                </text:list-item>
                <text:list-item>
                  <text:p text:style-name="P20">煤氣燈效應。</text:p>
                </text:list-item>
                <text:list-item>
                  <text:p text:style-name="P20">孤立。</text:p>
                  <text:list>
                    <text:list-item>
                      <text:p text:style-name="P21">信徒<text:span text:style-name="T46">（逐漸）</text:span>主動、被動、被迫 遠離，家庭、社會、群體。</text:p>
                      <text:list>
                        <text:list-item>
                          <text:p text:style-name="P22">群體 是<text:span text:style-name="T46">（該信徒 信仰的）宗教 以外的 群體。</text:span></text:p>
                          <text:list>
                            <text:list-item>
                              <text:p text:style-name="P270">明顯例子，家人、朋友、鄰居、親戚、同學、老師、長輩、平輩、後輩 群體。</text:p>
                            </text:list-item>
                          </text:list>
                        </text:list-item>
                        <text:list-item>
                          <text:p text:style-name="P20">信徒（逐漸）遠離 家庭、社會、群體。</text:p>
                        </text:list-item>
                        <text:list-item>
                          <text:p text:style-name="P271">信徒（逐漸）接近（該信徒 信仰的）宗教。</text:p>
                        </text:list-item>
                      </text:list>
                    </text:list-item>
                    <text:list-item>
                      <text:p text:style-name="P21">信徒<text:span text:style-name="T46">（逐漸）</text:span>被 家庭、社會、群體 孤立。</text:p>
                    </text:list-item>
                    <text:list-item>
                      <text:p text:style-name="P208"><text:span text:style-name="T59">明顯例子，（該信徒 信仰的）宗教 禁止、誘導，該信徒 </text:span><text:span text:style-name="T99">遠離 家庭、社會、群體。</text:span></text:p>
                      <text:list>
                        <text:list-item>
                          <text:p text:style-name="P272">明顯例子，（該信徒 信仰的）宗教 指派 大量的、連綿不斷的 工作，給 該信徒。</text:p>
                          <text:list>
                            <text:list-item>
                              <text:p text:style-name="P273">該信徒 主動、被動、被迫 接受、執行 該工作。</text:p>
                            </text:list-item>
                            <text:list-item>
                              <text:p text:style-name="P209"><text:span text:style-name="T59">造成 該信徒 </text:span><text:span text:style-name="T99">遠離 家庭、社會、群體。</text:span></text:p>
                            </text:list-item>
                            <text:list-item>
                              <text:p text:style-name="P210"><text:span text:style-name="T59">造成 該信徒 孤立於、斷鏈</text:span><text:span text:style-name="T60">於、冷暴力於 </text:span><text:span text:style-name="T99">家庭、社會、群體。</text:span></text:p>
                            </text:list-item>
                            <text:list-item>
                              <text:p text:style-name="P210"><text:span text:style-name="T59">造成 該信徒 被孤立於、被斷鍊於、被冷暴力於 </text:span><text:span text:style-name="T99">家庭、社會、群體。</text:span></text:p>
                            </text:list-item>
                            <text:list-item>
                              <text:p text:style-name="P273">造成 該信徒 忙著、專注在 思想、決策、行動 該工作。</text:p>
                            </text:list-item>
                            <text:list-item>
                              <text:p text:style-name="P274">造成 該信徒 忙著、專注在 思想、決策、行動（該信徒 信仰的）宗教。</text:p>
                            </text:list-item>
                            <text:list-item>
                              <text:p text:style-name="P275">造成 該信徒 忙到沒有時間 思考（該信徒 信仰的）宗教，以外的 一切。</text:p>
                            </text:list-item>
                            <text:list-item>
                              <text:p text:style-name="P276">對於 該信徒 來說，（該信徒 信仰的）宗教 是 生活重心。</text:p>
                            </text:list-item>
                            <text:list-item>
                              <text:p text:style-name="P23">對於 該信徒 來說，（該信徒 信仰的）宗教 是 日常生活、修煉生活。</text:p>
                            </text:list-item>
                            <text:list-item>
                              <text:p text:style-name="P23">對於 該信徒 來說，（該信徒 信仰的）宗教 是 一切。</text:p>
                            </text:list-item>
                            <text:list-item>
                              <text:p text:style-name="P211"><text:span text:style-name="T49">抽象例子，DDOS</text:span><text:span text:style-name="T95">。</text:span></text:p>
                              <text:list>
                                <text:list-item>
                                  <text:p text:style-name="P212"><text:span text:style-name="T49">（該信徒 信仰的）宗教、</text:span><text:span text:style-name="T95">教主、領導層、其他信徒</text:span><text:span text:style-name="T49"> </text:span><text:span text:style-name="T61">DDOS </text:span><text:span text:style-name="T49">該信徒。</text:span></text:p>
                                </text:list-item>
                              </text:list>
                            </text:list-item>
                            <text:list-item>
                              <text:p text:style-name="P24">該信徒、其他信徒 有機率產生 抱團現象、死忠現象、投資套牢現象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9">明顯例子，某一特定信徒 被要求 幫助（該信徒 信仰的）宗教。</text:p>
                      <text:list>
                        <text:list-item>
                          <text:p text:style-name="P269">該信徒 有機率 主動、被動、被迫 放下、放棄、離開 既有的 日常生活、修煉生活。</text:p>
                        </text:list-item>
                        <text:list-item>
                          <text:p text:style-name="P269">該信徒 有機率 主動、被動、被迫 放下、放棄、離開 親情、工作、親朋好友。</text:p>
                        </text:list-item>
                        <text:list-item>
                          <text:p text:style-name="P277">該信徒 有機率 主動、被動、被迫 接受、執行（該信徒 信仰的）宗教 指派 工作。</text:p>
                        </text:list-item>
                      </text:list>
                    </text:list-item>
                    <text:list-item>
                      <text:p text:style-name="P20">信徒 之間，被禁止、被暗示不能 私下 聊天、溝通、往來。</text:p>
                      <text:list>
                        <text:list-item>
                          <text:p text:style-name="P25"><text:span text:style-name="T16">（該信徒 信仰的）</text:span><text:span text:style-name="T104">宗教的 領導層 更容易、更方便、更輕鬆，分別 控制 信徒群。</text:span></text:p>
                          <text:list>
                            <text:list-item>
                              <text:p text:style-name="P26">控制 是 遙控、操控、奴役、誘導、迫使。</text:p>
                            </text:list-item>
                            <text:list-item>
                              <text:p text:style-name="P26">抽象例子，各個擊破、囚徒困境、隨印現象。</text:p>
                            </text:list-item>
                          </text:list>
                        </text:list-item>
                        <text:list-item>
                          <text:p text:style-name="P27">明顯例子，（該信徒 信仰的）<text:span text:style-name="T104">宗教 誘導，</text:span>信徒 之間，相互 監視、檢舉、舉報。</text:p>
                        </text:list-item>
                      </text:list>
                    </text:list-item>
                  </text:list>
                </text:list-item>
                <text:list-item>
                  <text:p text:style-name="P28">崇拜、跪拜。</text:p>
                  <text:list>
                    <text:list-item>
                      <text:p text:style-name="P28">信徒 崇拜、跪拜（該信徒 信仰的）教主、領導層、其他信徒。</text:p>
                      <text:list>
                        <text:list-item>
                          <text:p text:style-name="P29">（該信徒 信仰的）宗教 有機率神格化（該信徒 信仰的）教主、領導層、其他信徒。</text:p>
                        </text:list-item>
                        <text:list-item>
                          <text:p text:style-name="P30">該信徒 有機率臣服 教主、領導層、其他信徒。</text:p>
                        </text:list-item>
                        <text:list-item>
                          <text:p text:style-name="P30">該信徒 有機率 主動、被動、被迫 被 教主、領導層、其他信徒 奴役、遙控、攝取。</text:p>
                        </text:list-item>
                      </text:list>
                    </text:list-item>
                    <text:list-item>
                      <text:p text:style-name="P31">明顯例子，信徒 跪拜 還活著的（該信徒 信仰的）教主。</text:p>
                    </text:list-item>
                  </text:list>
                </text:list-item>
                <text:list-item>
                  <text:p text:style-name="P32">慾望型奉獻</text:p>
                  <text:list>
                    <text:list-item>
                      <text:p text:style-name="P33">慾望型奉獻 是 為了 滿足（該信徒 信仰的）教主 的 私慾、慾望、需求，而 奉獻。</text:p>
                    </text:list-item>
                    <text:list-item>
                      <text:p text:style-name="P34">慾望型奉獻 是 為了 滿足（該信徒 信仰的）領導層 的 私慾、慾望、需求，而 奉獻。</text:p>
                    </text:list-item>
                    <text:list-item>
                      <text:p text:style-name="P34">慾望型奉獻 是 為了 滿足（該信徒 信仰的）其他信徒 的 私慾、慾望、需求，而 奉獻。</text:p>
                    </text:list-item>
                    <text:list-item>
                      <text:p text:style-name="P35">明顯例子，慾望型奉獻 肉質層。</text:p>
                      <text:list>
                        <text:list-item>
                          <text:p text:style-name="P36">信徒 主動、被動、被迫 奉獻 肉質層。</text:p>
                        </text:list-item>
                        <text:list-item>
                          <text:p text:style-name="P37">明顯例子，性騷、性騷擾、性侵、性侵害。</text:p>
                        </text:list-item>
                        <text:list-item>
                          <text:p text:style-name="P37">明顯例子，灑血獻祭、生命獻祭、割下肉質層做獻祭、虐待和宰殺其他個體做獻祭。</text:p>
                          <text:list>
                            <text:list-item>
                              <text:p text:style-name="P38">明顯例子，活人獻祭、五畜祭拜。</text:p>
                            </text:list-item>
                            <text:list-item>
                              <text:p text:style-name="P38">明顯例子，強迫餵食豬隻、強迫豬隻進食 變成（人類 認定的）神豬。</text:p>
                              <text:list>
                                <text:list-item>
                                  <text:p text:style-name="P38">宰殺（人類 認定的）神豬。</text:p>
                                </text:list-item>
                                <text:list-item>
                                  <text:p text:style-name="P38">獻祭給（人類 認定的）神、神靈、祖靈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7">明顯例子，奴役、剝削。</text:p>
                          <text:list>
                            <text:list-item>
                              <text:p text:style-name="P39">明顯例子，奴役、剝削 勞動力、專注力、創造力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0">明顯例子，慾望型奉獻 意識層。</text:p>
                      <text:list>
                        <text:list-item>
                          <text:p text:style-name="P41">信徒 主動、被動、被迫 奉獻 意識層。</text:p>
                        </text:list-item>
                        <text:list-item>
                          <text:p text:style-name="P27">明顯例子，催眠、洗腦、宗教狂熱。</text:p>
                        </text:list-item>
                      </text:list>
                    </text:list-item>
                    <text:list-item>
                      <text:p text:style-name="P35">明顯例子，慾望型奉獻 資源、原物料、當下、未來、一切。</text:p>
                      <text:list>
                        <text:list-item>
                          <text:p text:style-name="P41">信徒 主動、被動、被迫 奉獻 金錢、權力、權利、名聲、家人、朋友、人際關係。</text:p>
                        </text:list-item>
                        <text:list-item>
                          <text:p text:style-name="P42">信徒 主動、被動、被迫 奉獻 小孩 給（該信徒 信仰的）教主、領導層、其他信徒。</text:p>
                        </text:list-item>
                      </text:list>
                    </text:list-item>
                  </text:list>
                </text:list-item>
                <text:list-item>
                  <text:p text:style-name="P43">該信徒 對於，滿足（該信徒 信仰的）教主、領導層 的 私慾、慾望，為榮幸、視而不見。</text:p>
                  <text:list>
                    <text:list-item>
                      <text:p text:style-name="P44">明顯例子，該信徒 慾望型奉獻，滿足（該信徒 信仰的）宗教、教主、領導層，為榮幸。</text:p>
                      <text:list>
                        <text:list-item>
                          <text:p text:style-name="P45">該信徒 慾望型奉獻 的 明顯例子，該信徒 慾望型奉獻 肉質層、意識層。</text:p>
                          <text:list>
                            <text:list-item>
                              <text:p text:style-name="P45">明顯例子，生命、肉體、金錢、信念、臣服、操控權、遙控權、勞動力、創造力。</text:p>
                            </text:list-item>
                            <text:list-item>
                              <text:p text:style-name="P46">滿足（該信徒 信仰的）宗教、教主、領導層 的 信念戰爭、性欲、購買飛機慾。</text:p>
                            </text:list-item>
                            <text:list-item>
                              <text:p text:style-name="P47">滿足（該信徒 信仰的）宗教、教主、領導層 的 名聲、金錢、權力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8">明顯例子，該信徒 視而不見（該信徒 信仰的）宗教、教主、領導層 的 獲利、享受。</text:p>
                      <text:list>
                        <text:list-item>
                          <text:p text:style-name="P48">明顯例子，（該信徒 信仰的）宗教、教主、領導層 擁有 私人機場、私人飛機。</text:p>
                        </text:list-item>
                        <text:list-item>
                          <text:p text:style-name="P49">明顯例子，（該信徒 信仰的）宗教、教主、領導層 在 該宗教外 擁有 權力、權利。</text:p>
                          <text:list>
                            <text:list-item>
                              <text:p text:style-name="P49">該宗教外 是 該宗教的 管轄範圍 之外。</text:p>
                              <text:list>
                                <text:list-item>
                                  <text:p text:style-name="P49">明顯例子，政府機構、國家、文明。</text:p>
                                </text:list-item>
                              </text:list>
                            </text:list-item>
                            <text:list-item>
                              <text:p text:style-name="P50">明顯例子，任命、選定、遙控 政府機構、國家、文明 的 領導層。</text:p>
                              <text:list>
                                <text:list-item>
                                  <text:p text:style-name="P50">明顯例子，神權國家。</text:p>
                                  <text:list>
                                    <text:list-item>
                                      <text:p text:style-name="P51">（該信徒 信仰的）宗教、教主、領導層 擁有 國家的 領導層的 任命權。</text:p>
                                    </text:list-item>
                                    <text:list-item>
                                      <text:p text:style-name="P52">對於 該任命權、該權力、該現象，該信徒 有機率視而不見</text:p>
                                    </text:list-item>
                                    <text:list-item>
                                      <text:p text:style-name="P53">對於 該任命權、該權力、該現象，該信徒 有機率認定是 理所當然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宗教 是（人類 認定的）精神 的 依託、船錨、參考坐標系。</text:p>
                      <text:list>
                        <text:list-item>
                          <text:p text:style-name="P54">宗教的 本質 是 理念、思想、中心思想。</text:p>
                          <text:list>
                            <text:list-item>
                              <text:p text:style-name="P55">理念、思想、中心思想 的 現象 是 宗教。</text:p>
                            </text:list-item>
                            <text:list-item>
                              <text:p text:style-name="P56">理念、思想、中心思想 <text:span text:style-name="T123">↔</text:span><text:span text:style-name="T112"> 樹根、地基、房角石。</text:span></text:p>
                              <text:list>
                                <text:list-item>
                                  <text:p text:style-name="P56">宗教 <text:span text:style-name="T124">↔</text:span><text:span text:style-name="T113"> 樹木、房屋、建築物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7">（該信徒 信仰的）宗教、教主、領導層 是 維持、提升、昇華，理念、思想 工具。</text:p>
                          <text:list>
                            <text:list-item>
                              <text:p text:style-name="P58">（該信徒 信仰的）宗教、教主、領導層 不需要 該宗教外的 名聲、金錢、權力。</text:p>
                            </text:list-item>
                            <text:list-item>
                              <text:p text:style-name="P59">名聲、金錢、權力、權利、利益、慾望 跟 理念、思想、中心思想 沒有 正相關。</text:p>
                            </text:list-item>
                            <text:list-item>
                              <text:p text:style-name="P60">名聲、金錢、權力、權利、利益、慾望 都只是 浮雲、外物、沒有必要的存在。</text:p>
                              <text:list>
                                <text:list-item>
                                  <text:p text:style-name="P61">就算 只有 一個個體 也能夠 維持、提升、昇華 宗教、理念、思想。</text:p>
                                  <text:list>
                                    <text:list-item>
                                      <text:p text:style-name="P61">明顯例子，特斯拉。<text:span text:style-name="T105">（特斯拉 維持、提升、昇華 科學）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62">就算 自己 出錢、出力、出腦 也能夠 維持、提升、昇華 宗教、理念、思想。</text:p>
                                  <text:list>
                                    <text:list-item>
                                      <text:p text:style-name="P62">明顯例子，御宅族。</text:p>
                                    </text:list-item>
                                  </text:list>
                                </text:list-item>
                                <text:list-item>
                                  <text:p text:style-name="P63">就算 只有 志同道合的個體群 也能夠 維持、提升、昇華 宗教、理念、思想。</text:p>
                                  <text:list>
                                    <text:list-item>
                                      <text:p text:style-name="P63">明顯例子，團隊合作、社團、組織、次文化、主文畫、虛無文化。</text:p>
                                    </text:list-item>
                                  </text:list>
                                </text:list-item>
                                <text:list-item>
                                  <text:p text:style-name="P64">就算 只有 使用閒暇時間 也能夠 維持、提升、昇華 宗教、理念、思想。</text:p>
                                  <text:list>
                                    <text:list-item>
                                      <text:p text:style-name="P64">明顯例子，駭客。</text:p>
                                      <text:list>
                                        <text:list-item>
                                          <text:p text:style-name="P64">駭客 不是 黑帽駭客。</text:p>
                                        </text:list-item>
                                        <text:list-item>
                                          <text:p text:style-name="P64">駭客 是 提升、昇華，某一特定 技術、領域 的 玩家、專家、個體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5">被加害。</text:p>
                  <text:list>
                    <text:list-item>
                      <text:p text:style-name="P65">被害人 → 加害人。<text:span text:style-name="T91">（加害人 的 明顯例子，拉下線、（一九八四 認定的）洗腦式教育（其他）（潛在）被害人）</text:span></text:p>
                    </text:list-item>
                  </text:list>
                </text:list-item>
              </text:list>
            </text:list-item>
            <text:list-item>
              <text:p text:style-name="P42">宗教 是 以 某一特定 信念、思想 為中心思想，成為的、凝聚的、發展的 組織、群體、文明。</text:p>
              <text:list>
                <text:list-item>
                  <text:p text:style-name="P66">明顯例子，血脈、關係、弱肉強食、情緒、情感、慾望、金錢、名聲、權利、權力、利益。</text:p>
                  <text:list>
                    <text:list-item>
                      <text:p text:style-name="P66">血脈 的 明顯例子，直系血脈、旁系血脈、通婚親屬、家庭、家族、族群、種族、物種。</text:p>
                    </text:list-item>
                  </text:list>
                </text:list-item>
                <text:list-item>
                  <text:p text:style-name="P66">明顯例子，德、無己、愛<text:span text:style-name="T49">、共生、共存、心靈平靜、地球</text:span><text:span text:style-name="T62">個體、太陽系個體、&lt;_?3_&gt;個體</text:span>。</text:p>
                </text:list-item>
                <text:list-item>
                  <text:p text:style-name="P67">明顯例子，<text:span text:style-name="T83">神學、哲學、科學、數學、生物學、考古學、歷史學、文化學、心理學、神祕學。</text:span></text:p>
                </text:list-item>
                <text:list-item>
                  <text:p text:style-name="P68">明顯例子，基督教 以 耶和華、耶穌、聖經 為中心思想，成為的、凝聚的、發展的 基督教。</text:p>
                </text:list-item>
                <text:list-item>
                  <text:p text:style-name="P278">某一特定個體 有機率同時，蘊含、遵從、信仰 零個（以上）宗教。</text:p>
                  <text:list>
                    <text:list-item>
                      <text:p text:style-name="P279">明顯例子，該個體 同時信仰 神學、科學<text:span text:style-name="T27">。</text:span></text:p>
                    </text:list-item>
                  </text:list>
                </text:list-item>
                <text:list-item>
                  <text:p text:style-name="P69"><text:span text:style-name="T83">假定，該宗教 有，</text:span><text:span text:style-name="T104">邪惡宗教 常見</text:span>的 顯性特徵。</text:p>
                  <text:list>
                    <text:list-item>
                      <text:p text:style-name="P317"><text:span text:style-name="T104">（邪惡宗教 常見</text:span>的 顯性特徵 的 描述 在 <text:span text:style-name="T29">宗教</text:span> 文件群的 <text:span text:style-name="T29">邪惡宗教</text:span>）</text:p>
                    </text:list-item>
                    <text:list-item>
                      <text:p text:style-name="P70">該個體 信仰的 宗教，是 邪惡宗教。</text:p>
                    </text:list-item>
                  </text:list>
                </text:list-item>
                <text:list-item>
                  <text:p text:style-name="P280">假定，該宗教 沒有，<text:span text:style-name="T28">邪惡宗教 常見</text:span><text:span text:style-name="T27">的 顯性特徵。</text:span></text:p>
                  <text:list>
                    <text:list-item>
                      <text:p text:style-name="P166">該個體 信仰的 宗教，有機率 不是 邪惡宗教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1"><text:bookmark-start text:name="信仰、信念、中心思想、世界觀、價值觀"/>信仰、信念、中心思想、世界觀、價值觀<text:bookmark-end text:name="信仰、信念、中心思想、世界觀、價值觀"/></text:p>
          <text:list>
            <text:list-item>
              <text:p text:style-name="P318"><text:span text:style-name="T84">（相關內容 的 描述在 </text:span><text:span text:style-name="T82">宗教、信仰、中心思想</text:span><text:span text:style-name="T84"> 文件群的 </text:span><text:span text:style-name="T82">信仰、信念、中心思想、世界觀、價值觀</text:span><text:span text:style-name="T84">）</text:span></text:p>
            </text:list-item>
            <text:list-item>
              <text:p text:style-name="P281">中二病、中二病患者、精神病患者 的 明顯例子。假定，某一特定物種的正常個體只有一顆眼睛。</text:p>
              <text:list>
                <text:list-item>
                  <text:p text:style-name="P282">假定，該物種的 某一特定個體 有 兩顆眼睛，該個體 是 單一。</text:p>
                  <text:list>
                    <text:list-item>
                      <text:p text:style-name="P332"><text:span text:style-name="T114">（單一 的 描述在 </text:span><text:span text:style-name="T115">宗教、信仰、中心思想</text:span><text:span text:style-name="T114"> 文件群的 </text:span><text:span text:style-name="T115">信仰、信念、中心思想、世界觀、價值觀</text:span><text:span text:style-name="T114">）</text:span></text:p>
                    </text:list-item>
                    <text:list-item>
                      <text:p text:style-name="P283">兩顆眼睛的個體數量 極端小於 一顆眼睛的個體數量。</text:p>
                      <text:list>
                        <text:list-item>
                          <text:p text:style-name="P167"><text:span text:style-name="T84">明顯例子，兩顆眼睛的個體數量 </text:span><text:span text:style-name="T85">只有 1個、極端少數幾個、該個體</text:span><text:span text:style-name="T84">。</text:span></text:p>
                        </text:list-item>
                      </text:list>
                    </text:list-item>
                    <text:list-item>
                      <text:p text:style-name="P281">該物種的其他個體、該個體所隸屬的群體 有機率認定，該個體 是 詭異者、怪異者。</text:p>
                    </text:list-item>
                    <text:list-item>
                      <text:p text:style-name="P284">該個體 有機率認定，自己 是 詭異者、怪異者。</text:p>
                    </text:list-item>
                  </text:list>
                </text:list-item>
                <text:list-item>
                  <text:p text:style-name="P285">假定，該物種 經過 10000子代 之後，有 兩顆眼睛的 個體（群）成為 一小群。</text:p>
                  <text:list>
                    <text:list-item>
                      <text:p text:style-name="P319"><text:span text:style-name="T84">（一小群 的 描述在 </text:span><text:span text:style-name="T82">宗教、信仰、中心思想</text:span><text:span text:style-name="T84"> 文件群的 </text:span><text:span text:style-name="T82">信仰、信念、中心思想、世界觀、價值觀</text:span><text:span text:style-name="T84">）</text:span></text:p>
                    </text:list-item>
                    <text:list-item>
                      <text:p text:style-name="P286">假定，只有一顆眼睛的 個體（群）的 數量（仍然）是 一大群。</text:p>
                    </text:list-item>
                    <text:list-item>
                      <text:p text:style-name="P283">兩顆眼睛的個體數量 小於 一顆眼睛的個體數量。</text:p>
                      <text:list>
                        <text:list-item>
                          <text:p text:style-name="P287">兩顆眼睛的個體群 有機率成為 少數派、次文化、次群體。</text:p>
                        </text:list-item>
                      </text:list>
                    </text:list-item>
                    <text:list-item>
                      <text:p text:style-name="P288">該物種的其他個體、該個體所隸屬的群體 有機率認定，該個體 是 病患、異端者。</text:p>
                    </text:list-item>
                    <text:list-item>
                      <text:p text:style-name="P289">該個體 有機率認定，自己 是 病患、異端者。</text:p>
                    </text:list-item>
                  </text:list>
                </text:list-item>
                <text:list-item>
                  <text:p text:style-name="P285">假定，該物種 經過 10000子代 之後，有 兩顆眼睛的 個體（群）成為 一大群。</text:p>
                  <text:list>
                    <text:list-item>
                      <text:p text:style-name="P320"><text:span text:style-name="T84">（一大群 的 描述在 </text:span><text:span text:style-name="T82">宗教、信仰、中心思想</text:span><text:span text:style-name="T84"> 文件群的 </text:span><text:span text:style-name="T82">信仰、信念、中心思想、世界觀、價值觀</text:span><text:span text:style-name="T84">）</text:span></text:p>
                    </text:list-item>
                    <text:list-item>
                      <text:p text:style-name="P290">只有一顆眼睛的 個體（群）的 數量，有機率是 一小群、單一。</text:p>
                    </text:list-item>
                    <text:list-item>
                      <text:p text:style-name="P291">兩顆眼睛的個體數量 極端大於 一顆眼睛的個體數量。</text:p>
                      <text:list>
                        <text:list-item>
                          <text:p text:style-name="P291">兩顆眼睛的個體群 有機率成為 多數派、主流文化、主流群體。</text:p>
                        </text:list-item>
                      </text:list>
                    </text:list-item>
                    <text:list-item>
                      <text:p text:style-name="P292">該物種的其他個體、該個體所隸屬的群體 有機率認定，該個體 是 健康個體、正常個體。</text:p>
                    </text:list-item>
                    <text:list-item>
                      <text:p text:style-name="P292">該個體 有機率認定，自己 是 健康個體、正常個體。</text:p>
                    </text:list-item>
                    <text:list-item>
                      <text:p text:style-name="P89">只有一顆眼睛的 個體 有機率認定，自己 是 病患、異端者、詭異者、怪異者。</text:p>
                    </text:list-item>
                  </text:list>
                </text:list-item>
              </text:list>
            </text:list-item>
            <text:list-item>
              <text:p text:style-name="P90"><text:span text:style-name="T46">正常個體的 分類</text:span>。</text:p>
              <text:list>
                <text:list-item>
                  <text:p text:style-name="P90">數量型<text:span text:style-name="T46">正常個體</text:span>。</text:p>
                </text:list-item>
                <text:list-item>
                  <text:p text:style-name="P105">社會型正常個體。</text:p>
                </text:list-item>
                <text:list-item>
                  <text:p text:style-name="P90">群體型正常個體。</text:p>
                </text:list-item>
              </text:list>
            </text:list-item>
            <text:list-item>
              <text:p text:style-name="P91"><text:span text:style-name="T46">正常個體的 分類</text:span>。</text:p>
              <text:list>
                <text:list-item>
                  <text:p text:style-name="P92">數量型<text:span text:style-name="T46">正常個體</text:span>。</text:p>
                  <text:list>
                    <text:list-item>
                      <text:p text:style-name="P93">數量型<text:span text:style-name="T46">正常個體 是，由 數量 認定</text:span>。</text:p>
                      <text:list>
                        <text:list-item>
                          <text:p text:style-name="P293">明顯例子。</text:p>
                          <text:list>
                            <text:list-item>
                              <text:p text:style-name="P93">群體的 一大群 是 <text:span text:style-name="T46">正常個體。</text:span></text:p>
                            </text:list-item>
                            <text:list-item>
                              <text:p text:style-name="P93">群體的 一小群 是 病患、<text:span text:style-name="T46">異端者。</text:span></text:p>
                            </text:list-item>
                            <text:list-item>
                              <text:p text:style-name="P93">群體的 <text:span text:style-name="T46">單一</text:span> 是 <text:span text:style-name="T46">中二病患者。</text:span></text:p>
                            </text:list-item>
                          </text:list>
                        </text:list-item>
                        <text:list-item>
                          <text:p text:style-name="P94"><text:span text:style-name="T46">明顯例子，假定，某一特定群體 有 </text:span>一大群 相信光是粒子<text:span text:style-name="T46">的個體。</text:span></text:p>
                          <text:list>
                            <text:list-item>
                              <text:p text:style-name="P94"><text:span text:style-name="T46">假定，該群體 有 </text:span>一小群 相信光是波<text:span text:style-name="T46">的個體。</text:span></text:p>
                            </text:list-item>
                            <text:list-item>
                              <text:p text:style-name="P94"><text:span text:style-name="T46">假定，該群體 只有 一個、幾個</text:span> 相信波粒二象性<text:span text:style-name="T46">的個體。</text:span></text:p>
                            </text:list-item>
                            <text:list-item>
                              <text:p text:style-name="P94"><text:span text:style-name="T46">假定，第一個個體 </text:span>相信 光是粒子<text:span text:style-name="T46">。</text:span></text:p>
                            </text:list-item>
                            <text:list-item>
                              <text:p text:style-name="P94"><text:span text:style-name="T46">假定，第二個個體 </text:span>相信 光是波<text:span text:style-name="T46">。</text:span></text:p>
                            </text:list-item>
                            <text:list-item>
                              <text:p text:style-name="P94"><text:span text:style-name="T46">假定，第三個個體 </text:span>相信 波粒二象性<text:span text:style-name="T46">。</text:span></text:p>
                            </text:list-item>
                            <text:list-item>
                              <text:p text:style-name="P94"><text:span text:style-name="T46">該群體 </text:span>數量型<text:span text:style-name="T46">認定，第一個個體</text:span> 是 <text:span text:style-name="T46">正常個體。</text:span></text:p>
                            </text:list-item>
                            <text:list-item>
                              <text:p text:style-name="P94"><text:span text:style-name="T46">該群體 </text:span>數量型<text:span text:style-name="T46">認定，第二個個體</text:span> 是 <text:span text:style-name="T46">異端者。</text:span></text:p>
                            </text:list-item>
                            <text:list-item>
                              <text:p text:style-name="P94"><text:span text:style-name="T46">該群體 </text:span>數量型<text:span text:style-name="T46">認定，第三個個體</text:span> 是 <text:span text:style-name="T46">中二病患者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6">社會型正常個體。</text:p>
                  <text:list>
                    <text:list-item>
                      <text:p text:style-name="P106">社會型正常個體 是，由 領導層 認定。</text:p>
                      <text:list>
                        <text:list-item>
                          <text:p text:style-name="P107">群體裡面，有 話語權、定義權、認定權 的 個體群 認定的 <text:span text:style-name="T46">正常個體，是 正常個體</text:span>。</text:p>
                        </text:list-item>
                      </text:list>
                    </text:list-item>
                    <text:list-item>
                      <text:p text:style-name="P107"><text:span text:style-name="T46">明顯例子，假定，某一特定群體 有 </text:span>一大群 相信光是粒子<text:span text:style-name="T46">的個體。</text:span></text:p>
                      <text:list>
                        <text:list-item>
                          <text:p text:style-name="P107"><text:span text:style-name="T46">假定，該群體 有 </text:span>一小群 相信光是波<text:span text:style-name="T46">的個體。</text:span></text:p>
                        </text:list-item>
                        <text:list-item>
                          <text:p text:style-name="P107"><text:span text:style-name="T46">假定，該群體 只有 一個、幾個</text:span> 相信波粒二象性<text:span text:style-name="T46">的個體。</text:span></text:p>
                        </text:list-item>
                        <text:list-item>
                          <text:p text:style-name="P107"><text:span text:style-name="T46">假定，</text:span>有 話語權、定義權 的 個體群 認定<text:span text:style-name="T46">，</text:span>相信光是粒子<text:span text:style-name="T46">的個體</text:span> 是 <text:span text:style-name="T46">正常個體。</text:span></text:p>
                        </text:list-item>
                        <text:list-item>
                          <text:p text:style-name="P107"><text:span text:style-name="T46">假定，</text:span>有 話語權、定義權 的 個體群 認定<text:span text:style-name="T46">，</text:span>相信光是波<text:span text:style-name="T46">的個體</text:span> 是 <text:span text:style-name="T46">中二病患者。</text:span></text:p>
                        </text:list-item>
                        <text:list-item>
                          <text:p text:style-name="P107"><text:span text:style-name="T46">假定，</text:span>有 話語權、定義權 的 個體群 認定<text:span text:style-name="T46">，</text:span>相信波粒二象性<text:span text:style-name="T46">的個體</text:span> 是 <text:span text:style-name="T46">異端者。</text:span></text:p>
                        </text:list-item>
                        <text:list-item>
                          <text:p text:style-name="P107"><text:span text:style-name="T46">假定，第一個個體 </text:span>相信 光是粒子<text:span text:style-name="T46">。</text:span></text:p>
                        </text:list-item>
                        <text:list-item>
                          <text:p text:style-name="P107"><text:span text:style-name="T46">假定，第二個個體 </text:span>相信 光是波<text:span text:style-name="T46">。</text:span></text:p>
                        </text:list-item>
                        <text:list-item>
                          <text:p text:style-name="P107"><text:span text:style-name="T46">假定，第三個個體 </text:span>相信 波粒二象性<text:span text:style-name="T46">。</text:span></text:p>
                        </text:list-item>
                        <text:list-item>
                          <text:p text:style-name="P107">該群體 社會型認定、數量型認定，第一個個體 是 正常個體。</text:p>
                        </text:list-item>
                        <text:list-item>
                          <text:p text:style-name="P107">該群體 社會型認定，第二個個體 是 異端者。</text:p>
                        </text:list-item>
                        <text:list-item>
                          <text:p text:style-name="P107">該群體 社會型認定，第三個個體 是 中二病患者。</text:p>
                        </text:list-item>
                      </text:list>
                    </text:list-item>
                  </text:list>
                </text:list-item>
                <text:list-item>
                  <text:p text:style-name="P92">群體型正常個體。</text:p>
                  <text:list>
                    <text:list-item>
                      <text:p text:style-name="P95">群體型正常個體 是，由 群體 認定。</text:p>
                      <text:list>
                        <text:list-item>
                          <text:p text:style-name="P95">群體型正常個體 是，群體（<text:span text:style-name="T133">100%</text:span>）共識（認定）某一特定個體 是 正常個體。</text:p>
                        </text:list-item>
                        <text:list-item>
                          <text:p text:style-name="P108">明顯例子，假定，某一特定群體（<text:span text:style-name="T133">100%</text:span>）共識（認定）某一特定個體 是 正常個體。</text:p>
                          <text:list>
                            <text:list-item>
                              <text:p text:style-name="P108">該個體 是（該群體 的）群體型正常個體。</text:p>
                            </text:list-item>
                            <text:list-item>
                              <text:p text:style-name="P108">一個大群體 有機率<text:span text:style-name="T49">有 </text:span><text:span text:style-name="T135">n</text:span><text:span text:style-name="T136">個群體。</text:span></text:p>
                              <text:list>
                                <text:list-item>
                                  <text:p text:style-name="P173"><text:span text:style-name="T49">n個群體 有機率有 m個小群</text:span>體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94">明顯例子，假定，某一特定群體 定義、認定 某一特定個體。</text:p>
                          <text:list>
                            <text:list-item>
                              <text:p text:style-name="P294">假定，該群體 定義、認定 該個體 是 正常個體。</text:p>
                              <text:list>
                                <text:list-item>
                                  <text:p text:style-name="P295">對於 該群體 來說，該個體 是 正常個體。</text:p>
                                </text:list-item>
                              </text:list>
                            </text:list-item>
                            <text:list-item>
                              <text:p text:style-name="P96"><text:span text:style-name="T46">假定，該群體 定義、認定 該個體 是 </text:span>病患、<text:span text:style-name="T46">異端者。</text:span></text:p>
                              <text:list>
                                <text:list-item>
                                  <text:p text:style-name="P295">對於 該群體 來說，該個體 是 異端者。</text:p>
                                </text:list-item>
                              </text:list>
                            </text:list-item>
                            <text:list-item>
                              <text:p text:style-name="P295">假定，該群體 定義、認定 該個體 是 中二病患者。</text:p>
                              <text:list>
                                <text:list-item>
                                  <text:p text:style-name="P295">對於 該群體 來說，該個體 是 中二病患者。</text:p>
                                </text:list-item>
                              </text:list>
                            </text:list-item>
                            <text:list-item>
                              <text:p text:style-name="P296">該個體 有機率 生存、生活 在 該群體。</text:p>
                              <text:list>
                                <text:list-item>
                                  <text:p text:style-name="P168"><text:span text:style-name="T46">明顯例子，相信天動說的群體 有機率認定，相信天動說的個體 是 正常</text:span><text:span text:style-name="T84">個體</text:span><text:span text:style-name="T46">。</text:span></text:p>
                                </text:list-item>
                              </text:list>
                            </text:list-item>
                            <text:list-item>
                              <text:p text:style-name="P297">該個體 有機率沒有 生存、生活 在 該群體。</text:p>
                              <text:list>
                                <text:list-item>
                                  <text:p text:style-name="P298">明顯例子，相信天動說的群體 有機率認定，相信地動說的個體 是 異端者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7">群體的 領導層、國民群 認定的 正常個體，是 正常個體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9"><text:bookmark-start text:name="異端"/>異端<text:bookmark-end text:name="異端"/></text:p>
          <text:list>
            <text:list-item>
              <text:p text:style-name="P99">異端 是（人類 認定的）異端。</text:p>
            </text:list-item>
            <text:list-item>
              <text:p text:style-name="P100">明顯例子。</text:p>
              <text:list>
                <text:list-item>
                  <text:p text:style-name="P197"><text:span text:style-name="T95">假定，第一個個體 擁有 第一個信念。</text:span><text:span text:style-name="T110">（擁有 是（擁有、包覆、蘊含、宗疊 的）擁有）</text:span></text:p>
                </text:list-item>
                <text:list-item>
                  <text:p text:style-name="P99">假定，第二個個體 擁有 第二個信念。</text:p>
                </text:list-item>
                <text:list-item>
                  <text:p text:style-name="P99">假定，第一個信念、第二個信念 有 衝突、矛盾。</text:p>
                  <text:list>
                    <text:list-item>
                      <text:p text:style-name="P101">假定，第一個信念、第二個信念 有 部分、全部 衝突、矛盾。</text:p>
                    </text:list-item>
                  </text:list>
                </text:list-item>
                <text:list-item>
                  <text:p text:style-name="P101">第一個個體 有機率認定，第二個個體 是 異端。</text:p>
                </text:list-item>
                <text:list-item>
                  <text:p text:style-name="P101">第二個個體 有機率認定，第一個個體 是 異端。</text:p>
                </text:list-item>
                <text:list-item>
                  <text:p text:style-name="P102">第一個個體、第二個個體 有機率 打壓對方、信念戰爭。</text:p>
                </text:list-item>
                <text:list-item>
                  <text:p text:style-name="P103">明顯例子。</text:p>
                  <text:list>
                    <text:list-item>
                      <text:p text:style-name="P103">假定，第一個個體 擁有 天動說、神創論、有神論，的 信念、信仰、中心思想。</text:p>
                      <text:list>
                        <text:list-item>
                          <text:p text:style-name="P103">假定，第一個個體 認定，天動說、神創論、有神論 沒有錯。</text:p>
                        </text:list-item>
                      </text:list>
                    </text:list-item>
                    <text:list-item>
                      <text:p text:style-name="P104">假定，第二個個體 擁有 地動說、進化論、無神論，的 信念、信仰、中心思想。</text:p>
                      <text:list>
                        <text:list-item>
                          <text:p text:style-name="P101">假定，第二個個體 認定，地動說、進化論、無神論 沒有錯。</text:p>
                        </text:list-item>
                      </text:list>
                    </text:list-item>
                    <text:list-item>
                      <text:p text:style-name="P198"><text:span text:style-name="T95">已知，天動說、地動說 有 衝突、矛盾。</text:span><text:span text:style-name="T110">（第一個個體 有機率認定，第二個個體 是 異端）</text:span></text:p>
                    </text:list-item>
                    <text:list-item>
                      <text:p text:style-name="P213"><text:span text:style-name="T103">已知，</text:span><text:span text:style-name="T95">神創論、進化論 有 衝突、矛盾。</text:span><text:span text:style-name="T111">（第一個個體 有機率認定，第二個個體 是 異端）</text:span></text:p>
                    </text:list-item>
                    <text:list-item>
                      <text:p text:style-name="P213"><text:span text:style-name="T103">已知，</text:span><text:span text:style-name="T95">有神論、無神論 有 衝突、矛盾。</text:span><text:span text:style-name="T111">（第一個個體 有機率認定，第二個個體 是 異端）</text:span></text:p>
                    </text:list-item>
                    <text:list-item>
                      <text:p text:style-name="P101">第一個個體 有機率認定，第二個個體 是 異端。</text:p>
                      <text:list>
                        <text:list-item>
                          <text:p text:style-name="P169">第一個個體 有機率 取笑、霸凌、驅逐、監禁、火刑、傷害、殺害 第二個個體。</text:p>
                        </text:list-item>
                      </text:list>
                    </text:list-item>
                    <text:list-item>
                      <text:p text:style-name="P170">第二個個體 有機率認定，第一個個體 是 異端。</text:p>
                      <text:list>
                        <text:list-item>
                          <text:p text:style-name="P169">第二個個體 有機率 取笑、霸凌、驅逐、監禁、火刑、傷害、殺害 第一個個體。</text:p>
                        </text:list-item>
                      </text:list>
                    </text:list-item>
                    <text:list-item>
                      <text:p text:style-name="P214"><text:span text:style-name="T103">第一個個體、第二個個體 有機率 打壓對方、信念戰爭</text:span><text:span text:style-name="T95">。</text:span></text:p>
                      <text:list>
                        <text:list-item>
                          <text:p text:style-name="P171">反制。</text:p>
                          <text:list>
                            <text:list-item>
                              <text:p text:style-name="P172">不打壓對方。</text:p>
                            </text:list-item>
                            <text:list-item>
                              <text:p text:style-name="P172">不發動信念戰爭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30T00:20:52.724000000</dc:date>
    <meta:editing-duration>P16DT3H20M14S</meta:editing-duration>
    <meta:editing-cycles>14894</meta:editing-cycles>
    <meta:document-statistic meta:table-count="0" meta:image-count="0" meta:object-count="0" meta:page-count="1" meta:paragraph-count="727" meta:word-count="17028" meta:character-count="19922" meta:non-whitespace-character-count="17940"/>
  </office:meta>
</office:document-meta>
</file>